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14.074cm" style:rel-column-width="54436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style:font-name="PT Mono" officeooo:rsid="004df9be" officeooo:paragraph-rsid="004df9be"/>
    </style:style>
    <style:style style:name="P34" style:family="paragraph" style:parent-style-name="Text_20_body">
      <style:text-properties style:font-name="PT Mono" officeooo:rsid="004eaa30" officeooo:paragraph-rsid="004eaa30"/>
    </style:style>
    <style:style style:name="P35" style:family="paragraph" style:parent-style-name="Text_20_body">
      <style:text-properties style:font-name="PT Mono" officeooo:rsid="004eaa30" officeooo:paragraph-rsid="005095d5"/>
    </style:style>
    <style:style style:name="P36" style:family="paragraph" style:parent-style-name="Text_20_body">
      <style:text-properties style:font-name="PT Mono" officeooo:rsid="004eaa30" officeooo:paragraph-rsid="0053e06a"/>
    </style:style>
    <style:style style:name="P37" style:family="paragraph" style:parent-style-name="Text_20_body">
      <style:text-properties style:font-name="PT Mono" officeooo:rsid="0053e06a" officeooo:paragraph-rsid="0053e06a"/>
    </style:style>
    <style:style style:name="P38" style:family="paragraph" style:parent-style-name="Text_20_body">
      <style:text-properties style:font-name="PT Mono" officeooo:rsid="0052d6c0" officeooo:paragraph-rsid="0052d6c0"/>
    </style:style>
    <style:style style:name="P39" style:family="paragraph" style:parent-style-name="Text_20_body">
      <style:text-properties officeooo:paragraph-rsid="00310441"/>
    </style:style>
    <style:style style:name="P40" style:family="paragraph" style:parent-style-name="Text_20_body">
      <style:text-properties officeooo:paragraph-rsid="0035a19d"/>
    </style:style>
    <style:style style:name="P41" style:family="paragraph" style:parent-style-name="Text_20_body">
      <style:text-properties officeooo:paragraph-rsid="0037314d"/>
    </style:style>
    <style:style style:name="P42" style:family="paragraph" style:parent-style-name="Text_20_body">
      <style:text-properties officeooo:paragraph-rsid="0044684c"/>
    </style:style>
    <style:style style:name="P43" style:family="paragraph" style:parent-style-name="Text_20_body">
      <style:text-properties officeooo:paragraph-rsid="0049c184"/>
    </style:style>
    <style:style style:name="P44" style:family="paragraph" style:parent-style-name="Text_20_body">
      <style:text-properties officeooo:rsid="004eaa30" officeooo:paragraph-rsid="0052268b"/>
    </style:style>
    <style:style style:name="P45" style:family="paragraph" style:parent-style-name="Text_20_body">
      <style:text-properties officeooo:rsid="0052d6c0" officeooo:paragraph-rsid="0052d6c0"/>
    </style:style>
    <style:style style:name="P46" style:family="paragraph" style:parent-style-name="Text_20_body">
      <style:text-properties officeooo:paragraph-rsid="0054fff7"/>
    </style:style>
    <style:style style:name="P47" style:family="paragraph" style:parent-style-name="Text_20_body">
      <style:text-properties officeooo:rsid="004df9be" officeooo:paragraph-rsid="005a7956"/>
    </style:style>
    <style:style style:name="P48" style:family="paragraph" style:parent-style-name="Text_20_body">
      <style:text-properties officeooo:paragraph-rsid="005be380"/>
    </style:style>
    <style:style style:name="P49" style:family="paragraph" style:parent-style-name="Text_20_body">
      <style:paragraph-properties fo:margin-left="1.251cm" fo:margin-right="0cm" fo:text-indent="0cm" style:auto-text-indent="false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52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53" style:family="paragraph" style:parent-style-name="Text_20_body">
      <style:paragraph-properties fo:margin-top="0.199cm" fo:margin-bottom="0.21cm" loext:contextual-spacing="false" style:writing-mode="page"/>
    </style:style>
    <style:style style:name="P54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55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text-properties officeooo:paragraph-rsid="002c0d7a"/>
    </style:style>
    <style:style style:name="P60" style:family="paragraph" style:parent-style-name="Text_20_body" style:list-style-name="L2"/>
    <style:style style:name="P61" style:family="paragraph" style:parent-style-name="Text_20_body" style:list-style-name="L3"/>
    <style:style style:name="P62" style:family="paragraph" style:parent-style-name="Text_20_body" style:list-style-name="L4"/>
    <style:style style:name="P63" style:family="paragraph" style:parent-style-name="Text_20_body" style:list-style-name="L5"/>
    <style:style style:name="P64" style:family="paragraph" style:parent-style-name="Text_20_body" style:list-style-name="L6"/>
    <style:style style:name="P65" style:family="paragraph" style:parent-style-name="Text_20_body" style:list-style-name="L7"/>
    <style:style style:name="P66" style:family="paragraph" style:parent-style-name="Text_20_body" style:list-style-name="L8"/>
    <style:style style:name="P67" style:family="paragraph" style:parent-style-name="Text_20_body" style:list-style-name="L9"/>
    <style:style style:name="P68" style:family="paragraph" style:parent-style-name="Text_20_body" style:list-style-name="L10"/>
    <style:style style:name="P69" style:family="paragraph" style:parent-style-name="Text_20_body" style:list-style-name="L11"/>
    <style:style style:name="P70" style:family="paragraph" style:parent-style-name="Text_20_body">
      <style:text-properties officeooo:paragraph-rsid="0060a907"/>
    </style:style>
    <style:style style:name="P71" style:family="paragraph" style:parent-style-name="Text_20_body">
      <style:paragraph-properties fo:margin-left="1.251cm" fo:margin-right="0cm" fo:text-indent="0cm" style:auto-text-indent="false"/>
    </style:style>
    <style:style style:name="P72" style:family="paragraph" style:parent-style-name="Text_20_body">
      <style:paragraph-properties fo:margin-left="1.251cm" fo:margin-right="0cm" fo:text-indent="0cm" style:auto-text-indent="false"/>
      <style:text-properties officeooo:paragraph-rsid="0060a907"/>
    </style:style>
    <style:style style:name="P73" style:family="paragraph" style:parent-style-name="Heading_20_2">
      <style:text-properties style:font-name="DejaVu Sans Mono1"/>
    </style:style>
    <style:style style:name="P74" style:family="paragraph" style:parent-style-name="Heading_20_2">
      <style:text-properties style:font-name="DejaVu Sans Mono3" fo:language="zxx" fo:country="none" fo:font-style="oblique" style:language-asian="zxx" style:country-asian="none" style:language-complex="zxx" style:country-complex="none"/>
    </style:style>
    <style:style style:name="P75" style:family="paragraph" style:parent-style-name="Heading_20_2">
      <style:text-properties style:font-name="DejaVu Sans Mono"/>
    </style:style>
    <style:style style:name="P76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77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8" style:family="paragraph" style:parent-style-name="Heading_20_3">
      <style:text-properties style:font-name="DejaVu Sans Mono"/>
    </style:style>
    <style:style style:name="P79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8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officeooo:rsid="0014c7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"/>
    </style:style>
    <style:style style:name="T8" style:family="text">
      <style:text-properties style:font-name="DejaVu Sans1"/>
    </style:style>
    <style:style style:name="T9" style:family="text">
      <style:text-properties style:font-name="DejaVu Sans1" officeooo:rsid="0054fff7"/>
    </style:style>
    <style:style style:name="T10" style:family="text">
      <style:text-properties style:font-name="DejaVu Sans1" officeooo:rsid="004eaa30"/>
    </style:style>
    <style:style style:name="T11" style:family="text">
      <style:text-properties style:font-name="DejaVu Sans1" officeooo:rsid="005095d5"/>
    </style:style>
    <style:style style:name="T12" style:family="text">
      <style:text-properties style:font-name="DejaVu Sans1" officeooo:rsid="0053e06a"/>
    </style:style>
    <style:style style:name="T13" style:family="text">
      <style:text-properties style:font-name="DejaVu Sans1" officeooo:rsid="005be380"/>
    </style:style>
    <style:style style:name="T14" style:family="text">
      <style:text-properties style:font-name="DejaVu Sans Mono1"/>
    </style:style>
    <style:style style:name="T15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6" style:family="text">
      <style:text-properties style:font-name="PT Sans3" style:font-name-asian="PT Sans3" style:font-name-complex="PT Sans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PT Sans"/>
    </style:style>
    <style:style style:name="T19" style:family="text">
      <style:text-properties style:font-name="PT Sans" fo:language="zxx" fo:country="none" style:language-asian="zxx" style:country-asian="none" style:language-complex="zxx" style:country-complex="none"/>
    </style:style>
    <style:style style:name="T20" style:family="text">
      <style:text-properties style:font-name="DejaVu Sans Mono"/>
    </style:style>
    <style:style style:name="T21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22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DejaVu Sans Mono" fo:font-size="11pt" style:font-size-asian="11pt" style:font-size-complex="11pt"/>
    </style:style>
    <style:style style:name="T24" style:family="text">
      <style:text-properties style:font-name="PT Sans4" style:font-name-asian="Arial Unicode MS" style:font-name-complex="Tahoma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name="PT Serif1"/>
    </style:style>
    <style:style style:name="T28" style:family="text">
      <style:text-properties style:font-name="PT Serif1" officeooo:rsid="002ea102"/>
    </style:style>
    <style:style style:name="T29" style:family="text">
      <style:text-properties style:font-name="PT Mono"/>
    </style:style>
    <style:style style:name="T30" style:family="text">
      <style:text-properties style:font-name="PT Mono" fo:language="zxx" fo:country="none" style:language-asian="zxx" style:country-asian="none" style:language-complex="zxx" style:country-complex="none"/>
    </style:style>
    <style:style style:name="T31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32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33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34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style:font-name="PT Mono" fo:font-weight="normal" style:font-weight-asian="normal" style:font-weight-complex="normal"/>
    </style:style>
    <style:style style:name="T36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PT Mono" officeooo:rsid="0026e308"/>
    </style:style>
    <style:style style:name="T38" style:family="text">
      <style:text-properties style:font-name="PT Mono" officeooo:rsid="002c0d7a"/>
    </style:style>
    <style:style style:name="T39" style:family="text">
      <style:text-properties style:font-name="PT Mono" officeooo:rsid="005634d9"/>
    </style:style>
    <style:style style:name="T40" style:family="text">
      <style:text-properties style:font-name="PT Mono" officeooo:rsid="0053e06a"/>
    </style:style>
    <style:style style:name="T41" style:family="text">
      <style:text-properties style:font-name="PT Mono" officeooo:rsid="0064bb58"/>
    </style:style>
    <style:style style:name="T42" style:family="text">
      <style:text-properties officeooo:rsid="001b036d"/>
    </style:style>
    <style:style style:name="T43" style:family="text">
      <style:text-properties style:font-name-asian="PT Sans3" style:font-name-complex="PT Sans3"/>
    </style:style>
    <style:style style:name="T44" style:family="text">
      <style:text-properties officeooo:rsid="002679c6"/>
    </style:style>
    <style:style style:name="T45" style:family="text">
      <style:text-properties officeooo:rsid="0026e308"/>
    </style:style>
    <style:style style:name="T46" style:family="text">
      <style:text-properties officeooo:rsid="00295b9e"/>
    </style:style>
    <style:style style:name="T47" style:family="text">
      <style:text-properties officeooo:rsid="002c0d7a"/>
    </style:style>
    <style:style style:name="T48" style:family="text">
      <style:text-properties officeooo:rsid="002e8e20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e8e20" style:font-style-asian="italic" style:font-style-complex="italic"/>
    </style:style>
    <style:style style:name="T51" style:family="text">
      <style:text-properties officeooo:rsid="002ea102"/>
    </style:style>
    <style:style style:name="T52" style:family="text">
      <style:text-properties officeooo:rsid="0031f33c"/>
    </style:style>
    <style:style style:name="T53" style:family="text">
      <style:text-properties officeooo:rsid="00310441"/>
    </style:style>
    <style:style style:name="T54" style:family="text">
      <style:text-properties officeooo:rsid="00325850"/>
    </style:style>
    <style:style style:name="T55" style:family="text">
      <style:text-properties officeooo:rsid="0033207d"/>
    </style:style>
    <style:style style:name="T56" style:family="text">
      <style:text-properties officeooo:rsid="0034579c"/>
    </style:style>
    <style:style style:name="T57" style:family="text">
      <style:text-properties officeooo:rsid="0037ffb2"/>
    </style:style>
    <style:style style:name="T58" style:family="text">
      <style:text-properties officeooo:rsid="003c2541"/>
    </style:style>
    <style:style style:name="T59" style:family="text">
      <style:text-properties officeooo:rsid="003c6c5a"/>
    </style:style>
    <style:style style:name="T60" style:family="text">
      <style:text-properties officeooo:rsid="003dccb8"/>
    </style:style>
    <style:style style:name="T61" style:family="text">
      <style:text-properties officeooo:rsid="003f37d8"/>
    </style:style>
    <style:style style:name="T62" style:family="text">
      <style:text-properties officeooo:rsid="003f8cbc"/>
    </style:style>
    <style:style style:name="T63" style:family="text">
      <style:text-properties officeooo:rsid="0041e4fc"/>
    </style:style>
    <style:style style:name="T64" style:family="text">
      <style:text-properties officeooo:rsid="004430b6"/>
    </style:style>
    <style:style style:name="T65" style:family="text">
      <style:text-properties officeooo:rsid="007f0d99"/>
    </style:style>
    <style:style style:name="T66" style:family="text">
      <style:text-properties officeooo:rsid="00456255"/>
    </style:style>
    <style:style style:name="T67" style:family="text">
      <style:text-properties officeooo:rsid="00470cf8"/>
    </style:style>
    <style:style style:name="T68" style:family="text">
      <style:text-properties officeooo:rsid="004bb42d"/>
    </style:style>
    <style:style style:name="T69" style:family="text">
      <style:text-properties officeooo:rsid="004df9be"/>
    </style:style>
    <style:style style:name="T70" style:family="text">
      <style:text-properties officeooo:rsid="004eaa30"/>
    </style:style>
    <style:style style:name="T71" style:family="text">
      <style:text-properties officeooo:rsid="005095d5"/>
    </style:style>
    <style:style style:name="T72" style:family="text">
      <style:text-properties officeooo:rsid="0053e06a"/>
    </style:style>
    <style:style style:name="T73" style:family="text">
      <style:text-properties officeooo:rsid="0054fff7"/>
    </style:style>
    <style:style style:name="T74" style:family="text">
      <style:text-properties officeooo:rsid="005634d9"/>
    </style:style>
    <style:style style:name="T75" style:family="text">
      <style:text-properties officeooo:rsid="0058c9cd"/>
    </style:style>
    <style:style style:name="T76" style:family="text">
      <style:text-properties officeooo:rsid="005be380"/>
    </style:style>
    <style:style style:name="T77" style:family="text">
      <style:text-properties officeooo:rsid="005ea49b"/>
    </style:style>
    <style:style style:name="T78" style:family="text">
      <style:text-properties style:font-name="DejaVu Sans1"/>
    </style:style>
    <style:style style:name="T79" style:family="text">
      <style:text-properties fo:color="#000066" style:font-name="DejaVu Sans1"/>
    </style:style>
    <style:style style:name="T80" style:family="text">
      <style:text-properties fo:color="#000099" style:font-name="DejaVu Sans1" style:text-underline-style="solid" style:text-underline-width="auto" style:text-underline-color="font-color"/>
    </style:style>
    <style:style style:name="T81" style:family="text">
      <style:text-properties fo:color="#000099" style:font-name="DejaVu Sans1" style:text-underline-style="solid" style:text-underline-width="auto" style:text-underline-color="font-color" officeooo:rsid="00607323"/>
    </style:style>
    <style:style style:name="T82" style:family="text">
      <style:text-properties officeooo:rsid="00607323"/>
    </style:style>
    <style:style style:name="T8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span text:style-name="T1">RNtrack</text:span> <text:span text:style-name="T43">—</text:span> FTN Messages tracker</text:p>
      <text:p text:style-name="P8"/>
      <text:p text:style-name="P28"><text:span text:style-name="T4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1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81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81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7</text:a></text:p>
          <text:p text:style-name="P81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8</text:a></text:p>
          <text:p text:style-name="P57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8</text:a></text:p>
          <text:p text:style-name="P57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8</text:a></text:p>
          <text:p text:style-name="P57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9</text:a></text:p>
          <text:p text:style-name="P57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9</text:a></text:p>
          <text:p text:style-name="P57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9</text:a></text:p>
          <text:p text:style-name="P57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9</text:a></text:p>
          <text:p text:style-name="P57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10</text:a></text:p>
          <text:p text:style-name="P57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10</text:a></text:p>
          <text:p text:style-name="P57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11</text:a></text:p>
          <text:p text:style-name="P57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11</text:a></text:p>
          <text:p text:style-name="P57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1</text:a></text:p>
          <text:p text:style-name="P57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1</text:a></text:p>
          <text:p text:style-name="P57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1</text:a></text:p>
          <text:p text:style-name="P57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2</text:a></text:p>
          <text:p text:style-name="P57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2</text:a></text:p>
          <text:p text:style-name="P57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2</text:a></text:p>
          <text:p text:style-name="P57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2</text:a></text:p>
          <text:p text:style-name="P57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2</text:a></text:p>
          <text:p text:style-name="P57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2</text:a></text:p>
          <text:p text:style-name="P57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3</text:a></text:p>
          <text:p text:style-name="P57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3</text:a></text:p>
          <text:p text:style-name="P57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3</text:a></text:p>
          <text:p text:style-name="P57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4</text:a></text:p>
          <text:p text:style-name="P57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4</text:a></text:p>
          <text:p text:style-name="P57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4</text:a></text:p>
          <text:p text:style-name="P57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5</text:a></text:p>
          <text:p text:style-name="P57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5</text:a></text:p>
          <text:p text:style-name="P57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5</text:a></text:p>
          <text:p text:style-name="P57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5</text:a></text:p>
          <text:p text:style-name="P57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5</text:a></text:p>
          <text:p text:style-name="P57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6</text:a></text:p>
          <text:p text:style-name="P57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6</text:a></text:p>
          <text:p text:style-name="P57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6</text:a></text:p>
          <text:p text:style-name="P57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6</text:a></text:p>
          <text:p text:style-name="P57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6</text:a></text:p>
          <text:p text:style-name="P57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6</text:a></text:p>
          <text:p text:style-name="P57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7</text:a></text:p>
          <text:p text:style-name="P57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7</text:a></text:p>
          <text:p text:style-name="P57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8</text:a></text:p>
          <text:p text:style-name="P57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9</text:a></text:p>
          <text:p text:style-name="P57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9</text:a></text:p>
          <text:p text:style-name="P57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9</text:a></text:p>
          <text:p text:style-name="P57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9</text:a></text:p>
          <text:p text:style-name="P57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9</text:a></text:p>
          <text:p text:style-name="P57"><text:a xlink:type="simple" xlink:href="#__RefHeading__10215_813993393" text:style-name="Internet_20_link" text:visited-style-name="Internet_20_link">4.45. <text:s/></text:a>SysopName: "Vladimir Putin"<text:tab/><text:a xlink:type="simple" xlink:href="#__RefHeading__10215_813993393" text:style-name="Internet_20_link" text:visited-style-name="Internet_20_link">19</text:a></text:p>
          <text:p text:style-name="P57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20</text:a></text:p>
          <text:p text:style-name="P57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20</text:a></text:p>
          <text:p text:style-name="P57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20</text:a></text:p>
          <text:p text:style-name="P57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20</text:a></text:p>
          <text:p text:style-name="P57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20</text:a></text:p>
          <text:p text:style-name="P57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20</text:a></text:p>
          <text:p text:style-name="P57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20</text:a></text:p>
          <text:p text:style-name="P57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21</text:a></text:p>
          <text:p text:style-name="P57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21</text:a></text:p>
          <text:p text:style-name="P57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21</text:a></text:p>
          <text:p text:style-name="P57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1</text:a></text:p>
          <text:p text:style-name="P81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1</text:a></text:p>
          <text:p text:style-name="P57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2</text:a></text:p>
          <text:p text:style-name="P57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2</text:a></text:p>
          <text:p text:style-name="P57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3</text:a></text:p>
          <text:p text:style-name="P57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3</text:a></text:p>
          <text:p text:style-name="P57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6</text:a></text:p>
          <text:p text:style-name="P81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6</text:a></text:p>
          <text:p text:style-name="P57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30</text:a></text:p>
          <text:p text:style-name="P57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30</text:a></text:p>
          <text:p text:style-name="P81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2</text:a></text:p>
          <text:p text:style-name="P81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4</text:a></text:p>
          <text:p text:style-name="P81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7</text:a></text:p>
          <text:p text:style-name="P81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7</text:a></text:p>
          <text:p text:style-name="P57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7</text:a></text:p>
          <text:p text:style-name="P57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8</text:a></text:p>
          <text:p text:style-name="P57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8</text:a></text:p>
          <text:p text:style-name="P57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9</text:a></text:p>
          <text:p text:style-name="P81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9</text:a></text:p>
          <text:p text:style-name="P57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40</text:a></text:p>
          <text:p text:style-name="P57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41</text:a></text:p>
          <text:p text:style-name="P81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41</text:a></text:p>
          <text:p text:style-name="P57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2</text:a></text:p>
          <text:p text:style-name="P57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2</text:a></text:p>
          <text:p text:style-name="P57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3</text:a></text:p>
          <text:p text:style-name="P80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3</text:a></text:p>
          <text:p text:style-name="P80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3</text:a></text:p>
          <text:p text:style-name="P80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4</text:a></text:p>
          <text:p text:style-name="P80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4</text:a></text:p>
          <text:p text:style-name="P80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4</text:a></text:p>
          <text:p text:style-name="P81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4</text:a></text:p>
          <text:p text:style-name="P81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4</text:a></text:p>
          <text:p text:style-name="P81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5</text:a></text:p>
        </text:index-body>
      </text:table-of-content>
      <text:p text:style-name="P3"/>
      <text:list xml:id="list3177223663" text:style-name="Outline">
        <text:list-item>
          <text:h text:style-name="P56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213823290952788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 <text:span text:style-name="T69">Не углубляясь в детали, можно сказать, что в конфигурационном файле это выглядит так:</text:span></text:p>
      <text:p text:style-name="P33">Mask: …</text:p>
      <text:p text:style-name="P33">Action: …</text:p>
      <text:p text:style-name="P47"><text:span text:style-name="T70">К</text:span>оманда <text:span text:style-name="T73">'</text:span><text:span text:style-name="T8">Mask:</text:span><text:span text:style-name="T73">'</text:span> задаёт маску (сама маска здесь не показана и заменена на многоточие), а команда <text:span text:style-name="T73">'</text:span><text:span text:style-name="T8">Action:</text:span><text:span text:style-name="T73">'</text:span> задаёт действие (здесь также не показано). <text:span text:style-name="T75">Например, если письмо пришло не от моего обычного линка, я проверяю, направлено ли оно в мою сеть 2:5020, в которую я как хаб обязан пересылать все письма. Поэтому в качестве маски выступает выражение '2:5020/*.*', которое сравнивается с адресом получателя в письме. </text:span></text:p>
      <text:p text:style-name="P47"><text:span text:style-name="T75">Есть ещё одна важная команда: '</text:span><text:span text:style-name="T10">ScanDir:</text:span><text:span text:style-name="T70">'. В самом общем виде обработка писем в конфигурационном файле выглядит так:</text:span></text:p>
      <text:p text:style-name="P34">ScanDir: message_base_1</text:p>
      <text:p text:style-name="P34">Mask: mask_1</text:p>
      <text:p text:style-name="P34">Action: action_1</text:p>
      <text:p text:style-name="P35">Mask: mask_<text:span text:style-name="T71">2</text:span></text:p>
      <text:p text:style-name="P35">Action: action_<text:span text:style-name="T71">2</text:span></text:p>
      <text:p text:style-name="P35">…</text:p>
      <text:p text:style-name="P34">Mask: mask_n</text:p>
      <text:p text:style-name="P34">Action: action_n</text:p>
      <text:p text:style-name="P34">ScanDir: message_base_2</text:p>
      <text:p text:style-name="P34">…</text:p>
      <text:p text:style-name="P44">Команда «<text:span text:style-name="T8">ScanDir: message_base_1</text:span>» последовательно, одно за другим читает письма из базы писем <text:span text:style-name="T8">message_base_1</text:span>. В качестве такой базы может выступать каталог с пакетами <text:span text:style-name="T8">*.pkt</text:span>, каталог с сообщениями в формате MSG/Opus <text:span text:style-name="T8">*.msg</text:span>, база в формате JAM или база в формате Squish. Каждое <text:span text:style-name="T71">прочтённое письмо последовательно сравнивается с масками </text:span><text:span text:style-name="T8">mask_1</text:span>, <text:span text:style-name="T8">mask_</text:span><text:span text:style-name="T11">2</text:span><text:span text:style-name="T71">, …, </text:span><text:span text:style-name="T8">mask_n</text:span>. <text:span text:style-name="T71">Если письмо не сравнилось с маской </text:span><text:span text:style-name="T8">mask_1</text:span>, <text:span text:style-name="T71">то действие </text:span><text:span text:style-name="T8">action_1</text:span> <text:span text:style-name="T71">не выполняется, и письмо сравнивается с </text:span><text:span text:style-name="T8">mask_</text:span><text:span text:style-name="T11">2</text:span><text:span text:style-name="T71">. Если оно сравнилось с </text:span><text:span text:style-name="T8">mask_</text:span><text:span text:style-name="T11">2</text:span><text:span text:style-name="T71">, то выполняется действие </text:span><text:soft-page-break/><text:span text:style-name="T8">action_</text:span><text:span text:style-name="T11">2</text:span><text:span text:style-name="T71">, и обработка данного письма в этом </text:span>«<text:span text:style-name="T8">ScanDir: message_base_1</text:span>» <text:span text:style-name="T71">заканчивается, то есть сравнение со всеми последующими масками вплоть до следующей команды </text:span>«<text:span text:style-name="T8">ScanDir: message_base_2</text:span>» <text:span text:style-name="T71">не выполняется.</text:span></text:p>
      <text:p text:style-name="P45">Можно записать несколько действий подряд.</text:p>
      <text:p text:style-name="P36">ScanDir: message_base_1</text:p>
      <text:p text:style-name="P37">… </text:p>
      <text:p text:style-name="P38">Mask: mask1</text:p>
      <text:p text:style-name="P38">Action: action1</text:p>
      <text:p text:style-name="P38">Action: action2</text:p>
      <text:p text:style-name="P38">Action: action3</text:p>
      <text:p text:style-name="P38">Mask: mask2</text:p>
      <text:p text:style-name="P38">… </text:p>
      <text:p text:style-name="P45">Если письмо сравнилось с маской, то выполняются все записанные подряд за этой маской действия. При этом само письмо сохраняется в памяти, даже если одним из действий оно было удалено из базы сообщений. <text:span text:style-name="T72">Поэтому можно первым действием удалить письмо из базы сообщений, а вторым — скопировать его в другую базу. </text:span>Цепочка выполняемых действий прерывается следующей маской <text:span text:style-name="T72">и письмо удаляется из памяти</text:span>. <text:span text:style-name="T77">Если письмо в этой базе осталось, то в следующий раз мы можем встретиться с этим письмом при сканировании той же базы в другой команде '</text:span><text:span text:style-name="T12">ScanDir:</text:span><text:span text:style-name="T72">', расположенной ниже в конфигурационном файле или при следующем запуске </text:span><text:span text:style-name="T40">RNtrack</text:span><text:span text:style-name="T72">.</text:span></text:p>
      <text:list xml:id="list213821402316904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P48">Если запустить <text:span text:style-name="Teletype"><text:span text:style-name="T29">RNtrack</text:span></text:span> без параметров, то <text:span text:style-name="T76">в Windows он в качестве конфигурационного попытается прочесть файл <text:s/></text:span><text:span text:style-name="T13">%USERPROFILE%\fido\rntrack.cfg</text:span><text:span text:style-name="T76">, в юниксоподобной операционной системе </text:span>он попытается <text:span text:style-name="T76">прочесть </text:span><text:span text:style-name="T13">~/fido/etc/rntrack.conf</text:span><text:span text:style-name="T76">, а в остальных операционных системах попытается</text:span> найти в текущем каталоге файл <text:span text:style-name="T13">rn</text:span><text:span text:style-name="Teletype"><text:span text:style-name="T8">track.cfg</text:span></text:span> и обработать его. </text:p>
      <text:p text:style-name="Text_20_body">Вы можете установить переменную окружения <text:span text:style-name="Teletype"><text:span text:style-name="T29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29">-c "d:\soft\</text:span></text:span><text:span text:style-name="Teletype"><text:span text:style-name="T30">fido</text:span></text:span><text:span text:style-name="Teletype"><text:span text:style-name="T29">\RNtrack.cfg"</text:span></text:span>. Пробел между '<text:span text:style-name="Teletype"><text:span text:style-name="T29">-c</text:span></text:span><text:span text:style-name="Teletype"><text:span text:style-name="T6">'</text:span></text:span> и началом пути обязателен. Кавычки обязательны. <text:span text:style-name="T44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<text:soft-page-break/>основные функции, описанные в файле конфигурации, RNtrack распакует весь аутбаунд в каталог, указанный в ключевом слове <text:span text:style-name="T29">'</text:span><text:span text:style-name="Internet_20_link"><text:span text:style-name="T35"><text:bookmark-ref text:reference-format="text" text:ref-name="TempMail">TempMail:</text:bookmark-ref></text:span></text:span><text:span text:style-name="T29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29">'</text:span><text:span text:style-name="Internet_20_link"><text:span text:style-name="T35"><text:bookmark-ref text:reference-format="text" text:ref-name="ScanDir">ScanDir:</text:bookmark-ref></text:span></text:span><text:span text:style-name="T29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213821992590068" text:continue-numbering="true" text:style-name="Outline">
        <text:list-item>
          <text:h text:style-name="P55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45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45">Для директив с параметрами д</text:span>воеточие является составной частью ключевого слова. Поэтому нельзя писать <text:span text:style-name="T29">"</text:span><text:span text:style-name="T35">Address :</text:span><text:span text:style-name="T29">"</text:span> вместо <text:span text:style-name="T29">"</text:span><text:span text:style-name="T35">Address:</text:span><text:span text:style-name="T29">"</text:span>. Комментарии могут начинаться с символа <text:span text:style-name="Teletype"><text:span text:style-name="T29">'\'</text:span></text:span> <text:span text:style-name="T45">и продолжаться </text:span>до конца строки или <text:span text:style-name="T45">начинаться с открывающей скобки </text:span><text:span text:style-name="Teletype"><text:span text:style-name="T29">'('</text:span></text:span> <text:span text:style-name="T45">и продолжаться до закрывающей скобки </text:span><text:span text:style-name="T37">'</text:span><text:span text:style-name="T29">)</text:span><text:span text:style-name="T37">'</text:span>.</text:p>
      <text:p text:style-name="Text_20_body">Везде, где в качестве параметров используется строка, можно использовать подстановку переменных окружения в виде <text:span text:style-name="Teletype"><text:span text:style-name="T29">%VAR%</text:span></text:span>. Например: </text:p>
      <text:p text:style-name="Text_20_body"><text:span text:style-name="T34">Nodelist</text:span><text:span text:style-name="T35">:</text:span><text:span text:style-name="T29"> </text:span><text:span text:style-name="Teletype"><text:span text:style-name="T29">"%NDL%\</text:span></text:span><text:span text:style-name="Teletype"><text:span text:style-name="T30">nodelist</text:span></text:span><text:span text:style-name="Teletype"><text:span text:style-name="T29">.*"</text:span></text:span></text:p>
      <text:p text:style-name="Text_20_body">Если строку <text:span text:style-name="Teletype"><text:span text:style-name="T29">%..%</text:span></text:span> не удалось разобрать как переменную окружения, то RNtrack будет пытаться разобрать её как шестнадцатеричное число <text:span text:style-name="T46">и будет считать это число</text:span> код<text:span text:style-name="T46">ом</text:span> символа. <text:s/>Например, <text:span text:style-name="Teletype"><text:span text:style-name="T29">%22%</text:span></text:span> будет воспринято как <text:span text:style-name="T46">кавычка</text:span> <text:span text:style-name="Teletype"><text:span text:style-name="T29">'"'</text:span></text:span>.</text:p>
      <text:p text:style-name="Text_20_body">Для того, чтобы использовать символ <text:span text:style-name="Teletype"><text:span text:style-name="T29">'%'</text:span></text:span> в строках, его надо писать дважды. Например:</text:p>
      <text:p text:style-name="Text_20_body"><text:span text:style-name="T35">Action: </text:span><text:span text:style-name="T34">NewMsg</text:span><text:span text:style-name="T30"> </text:span><text:span text:style-name="Teletype"><text:span text:style-name="T30">"tpl\badfrom.tpl" "h:\fido\post\netmail\out" "Alex Bagmanov" @ "%%" % "Bad source address" +l</text:span></text:span></text:p>
      <text:p text:style-name="Text_20_body">Ниже приведены все <text:span text:style-name="T46">директивы</text:span>, отсортированные по алфавиту.</text:p>
      <text:list xml:id="list213821377542154" text:continue-numbering="true" text:style-name="Outline">
        <text:list-item>
          <text:list>
            <text:list-item>
              <text:h text:style-name="P73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30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6">Time</text:span> аналогичен параметру <text:span text:style-name="Internet_20_link"><text:span text:style-name="T35"><text:bookmark-ref text:reference-format="text" text:ref-name="Time">Time</text:bookmark-ref></text:span></text:span> в команде <text:span text:style-name="T35">'</text:span><text:span text:style-name="T34">ScanDir</text:span><text:span text:style-name="T35">:'</text:span> и подробно описан в описании этой команды. (см. <text:span text:style-name="Internet_20_link"><text:span text:style-name="T29"><text:bookmark-ref text:reference-format="text" text:ref-name="Time">Time</text:bookmark-ref></text:span></text:span>)</text:p>
      <text:list xml:id="list213822460380595" text:continue-numbering="true" text:style-name="Outline">
        <text:list-item>
          <text:list>
            <text:list-item>
              <text:h text:style-name="P73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<text:soft-page-break/>пойнта, который поставит себе RNtrack).</text:p>
      <text:list xml:id="list213822307111131" text:continue-numbering="true" text:style-name="Outline">
        <text:list-item>
          <text:list>
            <text:list-item>
              <text:h text:style-name="P74" text:outline-level="2"><text:bookmark-start text:name="__RefHeading__10127_813993393"/>AddToNull<text:span text:style-name="T20">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29">*.</text:span><text:span text:style-name="Teletype"><text:span text:style-name="T29">?UT</text:span></text:span> нулевой длины. По умолчанию на такие <text:span text:style-name="Teletype"><text:span text:style-name="T29">*.?UT</text:span></text:span> RNtrack ругается.</text:p>
      <text:list xml:id="list213821562560016" text:continue-numbering="true" text:style-name="Outline">
        <text:list-item>
          <text:list>
            <text:list-item>
              <text:h text:style-name="P75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9">'@'</text:span><text:span text:style-name="T14"> </text:span><text:span text:style-name="T8">(</text:span><text:span text:style-name="T27">см.</text:span> <text:span text:style-name="Internet_20_link"><text:span text:style-name="T29"><text:bookmark-ref text:reference-format="text" text:ref-name="Модификатор адреса">Модификатор '@'</text:bookmark-ref></text:span></text:span><text:span text:style-name="T14">)</text:span> и в описании команды <text:span text:style-name="T29">'</text:span><text:span text:style-name="Internet_20_link"><text:span text:style-name="T35"><text:reference-ref text:reference-format="text" text:ref-name="Action: Route">Action: Route</text:reference-ref></text:span></text:span><text:span text:style-name="T29">'</text:span> (или <text:span text:style-name="T29">'</text:span><text:span text:style-name="Internet_20_link"><text:span text:style-name="T35"><text:reference-ref text:reference-format="text" text:ref-name="Action: RouteFilebox">Action: RouteFilebox</text:reference-ref></text:span></text:span><text:span text:style-name="T29">'</text:span>).</text:p>
      <text:list xml:id="list213822239097256" text:continue-numbering="true" text:style-name="Outline">
        <text:list-item>
          <text:list>
            <text:list-item>
              <text:h text:style-name="P75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9">?UT</text:span>, а приаттаченные файлы в соответствующий <text:span text:style-name="T29">?LO</text:span>). Если указан <text:span text:style-name="T30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9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29">'</text:span><text:span text:style-name="T30">APktDir</text:span><text:span text:style-name="T29">:'</text:span>, не должен совпадать с каталогом, указанным в <text:span text:style-name="T29">'</text:span><text:span text:style-name="Internet_20_link"><text:span text:style-name="T29"><text:bookmark-ref text:reference-format="text" text:ref-name="Outbound">Outbound:</text:bookmark-ref></text:span></text:span><text:span text:style-name="T29">'</text:span>.</text:p>
      <text:list xml:id="list213822149159117" text:continue-numbering="true" text:style-name="Outline">
        <text:list-item>
          <text:list>
            <text:list-item>
              <text:h text:style-name="P75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9">Exit</text:span>.</text:p>
      <text:p text:style-name="Text_20_body">Учтите, что операции <text:span text:style-name="T27">"</text:span><text:span text:style-name="T29">Delete</text:span><text:span text:style-name="T27">"</text:span> и "<text:span text:style-name="T29">Move</text:span>" могут повести себя непредсказуемо, если возникла <text:span text:style-name="T17">действительно</text:span> сложная ситуация. Поэтому я рекомендую ими пользоваться только в том случае, если вы <text:span text:style-name="T17">абсолютно</text:span> уверены в том, что Вы делаете. </text:p>
      <text:p text:style-name="Text_20_body"><text:soft-page-break/>Дополнительные ограничения: </text:p>
      <text:list xml:id="list3154200916" text:style-name="L1">
        <text:list-item>
          <text:p text:style-name="P59">В качестве базы <text:span text:style-name="T47">для операции "</text:span><text:span text:style-name="T38">Move</text:span><text:span text:style-name="T47">" </text:span>можно указывать базу только в формате <text:span text:style-name="T29">*.MSG</text:span>.</text:p>
        </text:list-item>
        <text:list-item>
          <text:p text:style-name="P58">Для всех баз, кроме <text:span text:style-name="T29">*.MSG</text:span> операции <text:span text:style-name="T29">Delete</text:span> и <text:span text:style-name="T29">Move</text:span> работают как <text:span text:style-name="T29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213821808253990" text:continue-list="list213822149159117" text:style-name="Outline">
        <text:list-item>
          <text:list>
            <text:list-item>
              <text:h text:style-name="P75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14">Skip</text:span>.</text:p>
      <text:list xml:id="list213822108754338" text:continue-numbering="true" text:style-name="Outline">
        <text:list-item>
          <text:list>
            <text:list-item>
              <text:h text:style-name="P75" text:outline-level="2"><text:bookmark-start text:name="BodyMask"/><text:bookmark-start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7">Строка, которая будет искаться в теле письма. Подробнее о формате этой строки можно прочитать в главе </text:span><text:span text:style-name="T79"><text:bookmark-ref text:reference-format="text" text:ref-name="__RefHeading__10237_813993393">Параметры слова Mask:</text:bookmark-ref></text:span><text:span text:style-name="T27">, в пункте, описывающем маски</text:span><text:span text:style-name="T18"> </text:span><text:span text:style-name="T30">FromName</text:span><text:span text:style-name="T18"> </text:span><text:span text:style-name="T27">и</text:span><text:span text:style-name="T18"> </text:span><text:span text:style-name="T30">ToName</text:span><text:span text:style-name="T18"> (</text:span><text:span text:style-name="T27">см.</text:span><text:span text:style-name="T18"> </text:span><text:span text:style-name="Internet_20_link"><text:span text:style-name="T8"><text:bookmark-ref text:reference-format="text" text:ref-name="FromName">FromName</text:bookmark-ref></text:span></text:span><text:span text:style-name="T18">). </text:span><text:span text:style-name="T27">Будьте внимательны, маска </text:span><text:span text:style-name="T18">"</text:span><text:span text:style-name="T29">Hi</text:span><text:span text:style-name="T18">" </text:span><text:span text:style-name="T27">(например) будет означать именно то, что Вы написали. А именно, письмо должно состоять из одной строки </text:span><text:span text:style-name="T18">"</text:span><text:span text:style-name="T29">Hi</text:span><text:span text:style-name="T18">"</text:span><text:span text:style-name="T27"> (причём даже без перевода строки), для того, чтобы совпасть с этой маской. Поэтому правильной маской в этом случае будет </text:span><text:span text:style-name="T18">"</text:span><text:span text:style-name="T29">*Hi*</text:span><text:span text:style-name="T18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14">!</text:span>' <text:span text:style-name="T48">письмо совпадает с этим параметром, если число строк в письме</text:span> <text:span text:style-name="T49">больше или равно</text:span> <text:span text:style-name="T48">заданного параметром</text:span>. Со <text:soft-page-break/>знаком '<text:span text:style-name="T14">!</text:span>' <text:span text:style-name="T48">письмо совпадает с этим параметром, если число строк в письме</text:span> <text:span text:style-name="T50">меньше</text:span> <text:span text:style-name="T48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14">!</text:span>' <text:span text:style-name="T48">письмо совпадает с этим параметром, если число байтов в письме</text:span> <text:span text:style-name="T49">больше или равно</text:span> <text:span text:style-name="T48">заданного параметром</text:span>. Со знаком '<text:span text:style-name="T14">!</text:span>' <text:span text:style-name="T48">письмо совпадает с этим параметром, если число байтов в письме</text:span> <text:span text:style-name="T50">меньше</text:span> <text:span text:style-name="T48">заданного параметром</text:span>.</text:p>
          </table:table-cell>
        </table:table-row>
      </table:table>
      <text:p text:style-name="P54">Тело письма совпадает с маской, если оно совпадает со всеми тремя параметрами.</text:p>
      <text:list xml:id="list213821772433999" text:continue-numbering="true" text:style-name="Outline">
        <text:list-item>
          <text:list>
            <text:list-item>
              <text:h text:style-name="P75" text:outline-level="2"><text:bookmark-start text:name="CheckPoints"/><text:bookmark-start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53">Подробнее о действии данно<text:span text:style-name="T51">й директивы</text:span> читайте в главах <text:span text:style-name="Internet_20_link"><text:bookmark-ref text:reference-format="text" text:ref-name="__RefHeading__3042_61882448">Адресная маска "#"</text:bookmark-ref></text:span> <text:span text:style-name="T7">и </text:span><text:span text:style-name="Internet_20_link"><text:bookmark-ref text:reference-format="text" text:ref-name="__RefHeading__3044_61882448">Адресная маска "&amp;"</text:bookmark-ref></text:span><text:span text:style-name="T7">. </text:span><text:span text:style-name="T27">Если данн</text:span><text:span text:style-name="T28">ая</text:span><text:span text:style-name="T27"> </text:span><text:span text:style-name="T28">директива</text:span><text:span text:style-name="T27"> пропущен</text:span><text:span text:style-name="T28">а</text:span><text:span text:style-name="T27">, то считается</text:span><text:span text:style-name="T18"> </text:span><text:span text:style-name="T29">'Checkpoints: Never'</text:span><text:span text:style-name="T18">.</text:span></text:p>
      <text:list xml:id="list213822574687073" text:continue-numbering="true" text:style-name="Outline">
        <text:list-item>
          <text:list>
            <text:list-item>
              <text:h text:style-name="P76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53">данная директива присутствует в конфигурационном файле и в процессе исполнения другой директивы обнаружилось, что</text:span> указанная <text:span text:style-name="T53">в ней</text:span> база <text:span text:style-name="T53">писем</text:span> отсутствует, то <text:span text:style-name="T53">будет создана новая база</text:span>. По умолчанию создание новых баз запрещено.</text:p>
      <text:list xml:id="list213821572625419" text:continue-numbering="true" text:style-name="Outline">
        <text:list-item>
          <text:list>
            <text:list-item>
              <text:h text:style-name="P75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9">Определяет <text:span text:style-name="T52">FTN </text:span>домен для адреса (адресов). Используется в The Brake!-файл-боксах. По умолчанию: "<text:span text:style-name="T30">fidonet</text:span>".</text:p>
      <text:list xml:id="list213821546288270" text:continue-numbering="true" text:style-name="Outline">
        <text:list-item>
          <text:list>
            <text:list-item>
              <text:h text:style-name="P76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213822254155122" text:continue-numbering="true" text:style-name="Outline">
        <text:list-item>
          <text:list>
            <text:list-item>
              <text:h text:style-name="P76" text:outline-level="2"><text:bookmark-start text:name="FileBoxDir"/><text:bookmark-start text:name="__RefHeading__10149_813993393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30">z.n.f.p</text:span>, <text:s/>где <text:span text:style-name="T29">z</text:span> <text:span text:style-name="T16">—</text:span> зона, <text:span text:style-name="T29">n</text:span> <text:span text:style-name="T16">—</text:span> сеть, <text:span text:style-name="T29">f</text:span> <text:span text:style-name="T16">—</text:span> узел, <text:span text:style-name="T29">p</text:span> <text:span text:style-name="T16">—</text:span> пойнт.</text:p>
      <text:p text:style-name="Text_20_body"><text:soft-page-break/>Пример: <text:span text:style-name="T29">2.5030.1157.0</text:span><text:span text:style-name="T14"> </text:span><text:span text:style-name="T16">— </text:span>это файл-бокс узла 2:5030/1157.</text:p>
      <text:list xml:id="list213821950256918" text:continue-numbering="true" text:style-name="Outline">
        <text:list-item>
          <text:list>
            <text:list-item>
              <text:h text:style-name="P75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domain.z.n.f.p.flavour</text:span> (The Brake!, <text:span text:style-name="T1">flavour</text:span> = <text:span text:style-name="T29">hold, normal, direct, crash, immediate</text:span>).</text:p>
          </table:table-cell>
        </table:table-row>
      </table:table>
      <text:p text:style-name="Text_20_body">Здесь <text:span text:style-name="T29">z</text:span> <text:span text:style-name="T16">—</text:span> зона, <text:span text:style-name="T29">n</text:span> <text:span text:style-name="T16">—</text:span> сеть, <text:span text:style-name="T29">f</text:span> <text:span text:style-name="T16">—</text:span> узел, <text:span text:style-name="T29">p</text:span> <text:span text:style-name="T16">—</text:span> пойнт.</text:p>
      <text:list xml:id="list213822023798680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21">FileInbound</text:span><text:span text:style-name="T20">: "h:\</text:span><text:span text:style-name="T21">inb\prot</text:span><text:span text:style-name="T20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213821767676139" text:continue-numbering="true" text:style-name="Outline">
        <text:list-item>
          <text:list>
            <text:list-item>
              <text:h text:style-name="P76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9">INTL</text:span>, то этот кладж добавляется при всех перемещениях и изменениях этого письма, см. также '<text:span text:style-name="Internet_20_link"><text:span text:style-name="T29"><text:bookmark-ref text:reference-format="text" text:ref-name="__RefHeading__10233_813993393">UseOwnZone</text:bookmark-ref></text:span></text:span>'.</text:p>
      <text:list xml:id="list213821929279956" text:continue-numbering="true" text:style-name="Outline">
        <text:list-item>
          <text:list>
            <text:list-item>
              <text:h text:style-name="P76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213821648005048" text:continue-numbering="true" text:style-name="Outline">
        <text:list-item>
          <text:list>
            <text:list-item>
              <text:h text:style-name="P76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9">.</text:span><text:span text:style-name="T30">bsy</text:span> флаги. При указании данного слова RNtrack не проверяет и не создаёт данные флаги. <text:span text:style-name="T5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213822534498780" text:continue-numbering="true" text:style-name="Outline">
        <text:list-item>
          <text:list>
            <text:list-item>
              <text:h text:style-name="P76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213822323923348" text:continue-numbering="true" text:style-name="Outline">
        <text:list-item>
          <text:list>
            <text:list-item>
              <text:h text:style-name="P76" text:outline-level="2"><text:bookmark-start text:name="__RefHeading__10163_813993393"/><text:soft-page-break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30">RNtrack.ndl</text:span>, и создаваться он будет в текущем каталоге.</text:p>
      <text:list xml:id="list213821806474152" text:continue-numbering="true" text:style-name="Outline">
        <text:list-item>
          <text:list>
            <text:list-item>
              <text:h text:style-name="P76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9"><text:reference-ref text:reference-format="text" text:ref-name="Action: Route">Action: Route</text:reference-ref></text:span></text:span> (или <text:span text:style-name="Internet_20_link"><text:span text:style-name="T29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30">KillSent</text:span> (<text:span text:style-name="T29">k</text:span>), то письмо будет удалено, иначе <text:span text:style-name="T16">—</text:span> нет.</text:p>
          </table:table-cell>
        </table:table-row>
      </table:table>
      <text:p text:style-name="P46">По умолчанию считается, что '<text:span text:style-name="T30">KillRoutedMessage</text:span><text:span text:style-name="T29">: Always</text:span>'. Удаление письма выполняется в базе писем, указанной в той команде '<text:span text:style-name="Internet_20_link"><text:span text:style-name="T29"><text:bookmark-ref text:reference-format="text" text:ref-name="ScanDir">ScanDir:</text:bookmark-ref></text:span></text:span>', к которой относится '<text:span text:style-name="Internet_20_link"><text:span text:style-name="T29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 <text:span text:style-name="T73">другими командами '</text:span><text:span text:style-name="T9">Action:</text:span><text:span text:style-name="T73">', расположенными непосредственно вслед за данной</text:span>.</text:p>
      <text:list xml:id="list213823115592906" text:continue-numbering="true" text:style-name="Outline">
        <text:list-item>
          <text:list>
            <text:list-item>
              <text:h text:style-name="P76" text:outline-level="2"><text:bookmark-start text:name="KludgeMask"/><text:bookmark-start text:name="__RefHeading__10169_813993393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14">Kludges</text:span>, и тех, что считаются <text:span text:style-name="T15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30">FromName</text:span> и <text:span text:style-name="T30">ToName</text:span> (см. <text:span text:style-name="Internet_20_link"><text:span text:style-name="T29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30">KludgeName</text:span> и <text:span text:style-name="T30">KludgeBody</text:span> в письме. Без знака <text:span text:style-name="T14">'!'</text:span> сравнение идёт на "больше или равно". Со знаком <text:span text:style-name="T14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<text:soft-page-break/>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213822879325765" text:continue-numbering="true" text:style-name="Outline">
        <text:list-item>
          <text:list>
            <text:list-item>
              <text:h text:style-name="P76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213821765044407" text:continue-numbering="true" text:style-name="Outline">
        <text:list-item>
          <text:list>
            <text:list-item>
              <text:h text:style-name="P76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9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213822919459812" text:continue-numbering="true" text:style-name="Outline">
        <text:list-item>
          <text:list>
            <text:list-item>
              <text:h text:style-name="P76" text:outline-level="2"><text:bookmark-start text:name="LoopStr"/><text:bookmark-start text:name="__RefHeading__10175_813993393"/>LoopStr:<text:bookmark-end text:name="LoopStr"/> " 2:5030/9999 RNtrack"<text:bookmark-end text:name="__RefHeading__10175_813993393"/></text:h>
            </text:list-item>
          </text:list>
        </text:list-item>
      </text:list>
      <text:p text:style-name="P70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9">2:5030/9999</text:span>" как маску, ибо эта подстрока входит в адрес 2:5030/99999 (например). Да и мои собственные пойнты ... В общем, я использую <text:soft-page-break/>"<text:span text:style-name="T29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20">"</text:span><text:span text:style-name="T29">2:5030/9999,</text:span><text:span text:style-name="T20">"</text:span> ибо <text:span text:style-name="T1">Unimail</text:span> ставит в Via строку вида: </text:p>
      <text:p text:style-name="P72"><text:span text:style-name="T22">UniMail</text:span><text:span text:style-name="T23">/W32 0.43b 2:5030/9999, 02 Jun 1998 15:39:32 UTC +0400</text:span><text:span text:style-name="T26">.</text:span></text:p>
      <text:list xml:id="list213821707723268" text:continue-numbering="true" text:style-name="Outline">
        <text:list-item>
          <text:list>
            <text:list-item>
              <text:h text:style-name="P75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9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T80"><text:bookmark-ref text:reference-format="text" text:ref-name="__RefHeading__10237_813993393">Параметры слова Mask:</text:bookmark-ref></text:span>.</text:p>
      <text:list xml:id="list213821826761824" text:continue-numbering="true" text:style-name="Outline">
        <text:list-item>
          <text:list>
            <text:list-item>
              <text:h text:style-name="P76" text:outline-level="2"><text:bookmark-start text:name="MaxAge"/><text:bookmark-start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9">g</text:span>' в '<text:span text:style-name="Internet_20_link"><text:span text:style-name="T29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9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20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213822217045278" text:continue-numbering="true" text:style-name="Outline">
        <text:list-item>
          <text:list>
            <text:list-item>
              <text:h text:style-name="P76" text:outline-level="2"><text:bookmark-start text:name="MaxAttachSize"/><text:bookmark-start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9">A</text:span>' в '<text:span text:style-name="Internet_20_link"><text:span text:style-name="T29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9"><text:bookmark-ref text:reference-format="text" text:ref-name="Flags">Flags</text:bookmark-ref></text:span></text:span>).</text:p>
      <text:list xml:id="list213822536040107" text:continue-numbering="true" text:style-name="Outline">
        <text:list-item>
          <text:list>
            <text:list-item>
              <text:h text:style-name="P76" text:outline-level="2"><text:bookmark-start text:name="MaxNodelistAge"/><text:bookmark-start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213822648389772" text:continue-numbering="true" text:style-name="Outline">
        <text:list-item>
          <text:list>
            <text:list-item>
              <text:h text:style-name="P76" text:outline-level="2"><text:bookmark-start text:name="MaxMsgSize"/><text:bookmark-start text:name="__RefHeading__10185_813993393"/><text:soft-page-break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213821482567169" text:continue-numbering="true" text:style-name="Outline">
        <text:list-item>
          <text:list>
            <text:list-item>
              <text:h text:style-name="P76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213821936240337" text:continue-numbering="true" text:style-name="Outline">
        <text:list-item>
          <text:list>
            <text:list-item>
              <text:h text:style-name="P76" text:outline-level="2"><text:bookmark-start text:name="Nodelist"/><text:bookmark-start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20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30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213823090047925" text:continue-numbering="true" text:style-name="Outline">
        <text:list-item>
          <text:list>
            <text:list-item>
              <text:h text:style-name="P76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30">Nodelist: "nodelist.*" </text:span><text:span text:style-name="T1">эквивалентно</text:span><text:span text:style-name="T29"> </text:span><text:span text:style-name="T30">"o:\nodelist\nodelist.*"</text:span></text:p>
      <text:p text:style-name="Text_20_body"><text:span text:style-name="T30">Nodelist: "z7\z7-list.*"</text:span><text:span text:style-name="T29"> </text:span><text:span text:style-name="T1">эквивалентно</text:span><text:span text:style-name="T29"> </text:span><text:span text:style-name="T30">"o:\nodelist\z7\z7-list.*"</text:span></text:p>
      <text:p text:style-name="Text_20_body"><text:span text:style-name="T30">Nodelist: "c:\addlist.*"</text:span><text:span text:style-name="T29"> </text:span><text:span text:style-name="T1">эквивалентно</text:span><text:span text:style-name="T29"> </text:span><text:span text:style-name="T30">"c:\addlist.*"</text:span></text:p>
      <text:list xml:id="list213823225460070" text:continue-numbering="true" text:style-name="Outline">
        <text:list-item>
          <text:list>
            <text:list-item>
              <text:h text:style-name="P76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9"><text:bookmark-ref text:reference-format="text" text:ref-name="ActionIgnore">Action: Ignore</text:bookmark-ref></text:span></text:span>'. По умолчанию вывод на экран и в журнал включён.</text:p>
      <text:list xml:id="list213822517313466" text:continue-numbering="true" text:style-name="Outline">
        <text:list-item>
          <text:list>
            <text:list-item>
              <text:h text:style-name="P75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9"><text:bookmark-ref text:reference-format="text" text:ref-name="Origin">@Origin</text:bookmark-ref></text:span></text:span>.</text:p>
      <text:list xml:id="list213822039446319" text:continue-numbering="true" text:style-name="Outline">
        <text:list-item>
          <text:list>
            <text:list-item>
              <text:h text:style-name="P76" text:outline-level="2"><text:bookmark-start text:name="Outbound"/><text:bookmark-start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, а маршрутизируете нетмейл другой программой.</text:p>
      <text:list xml:id="list213822528251653" text:continue-numbering="true" text:style-name="Outline">
        <text:list-item>
          <text:list>
            <text:list-item>
              <text:h text:style-name="P76" text:outline-level="2"><text:bookmark-start text:name="Password"/><text:bookmark-start text:name="__RefHeading__10199_813993393"/><text:soft-page-break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213823102853930" text:continue-numbering="true" text:style-name="Outline">
        <text:list-item>
          <text:list>
            <text:list-item>
              <text:h text:style-name="P77" text:outline-level="2"><text:bookmark-start text:name="ScanDir"/><text:bookmark-start text:name="__RefHeading__10201_813993393"/><text:span text:style-name="T20">ScanDir:</text:span><text:bookmark-end text:name="ScanDir"/><text:span text:style-name="T20"> ...</text:span><text:bookmark-end text:name="__RefHeading__10201_813993393"/></text:h>
            </text:list-item>
          </text:list>
        </text:list-item>
      </text:list>
      <text:p text:style-name="Text_20_body">Команда '<text:span text:style-name="T30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9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9">Action:</text:span>' (см. главу <text:span text:style-name="Internet_20_link"><text:bookmark-ref text:reference-format="text" text:ref-name="__RefHeading__10241_813993393">Параметры слова 'Action:'</text:bookmark-ref></text:span>). Все команды, указанные ниже данной команды '<text:span text:style-name="T30">ScanDir:</text:span>', относятся к ней, пока не встретится новая команда '<text:span text:style-name="T30">ScanDir:</text:span>' или не закончится текст конфигурационного файла.</text:p>
      <text:p text:style-name="Text_20_body">Если указано дополнительное слово <text:span text:style-name="T29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9">*.MSG</text:span> формата.</text:p>
      <text:p text:style-name="Text_20_body">Если указано <text:span text:style-name="T29">Unpack</text:span> <text:span text:style-name="T16">—</text:span> распаковать аутбаунд в указанную базу <text:span text:style-name="T5">перед</text:span> тем, как будут выполнены любые действия с базой.</text:p>
      <text:p text:style-name="Text_20_body">Если указано <text:span text:style-name="T29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9">!</text:span>', то сканирование будет произведено только при <text:span text:style-name="T5">отсутствии</text:span> данного файла. Если перед именем файла идёт знак '<text:span text:style-name="T29">#</text:span>', то этот файл будет удалён после сканирования базы.</text:p>
      <text:p text:style-name="Text_20_body">Формат <text:bookmark-start text:name="Time"/><text:span text:style-name="T29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9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<text:soft-page-break/>Если параметры опущены, то сканируем данную базу <text:span text:style-name="T5">один</text:span> раз каждый день (после 00:00).</text:p>
      <text:p text:style-name="P32">Daily 17:00</text:p>
      <text:p text:style-name="Text_20_body">Сканируем базу <text:span text:style-name="T5">один</text:span> раз в день, после 17:00.</text:p>
      <text:p text:style-name="P32">Daily 17:00-18:00</text:p>
      <text:p text:style-name="Text_20_body">Сканируем базу при <text:span text:style-name="T5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5">один</text:span> раз после 8 утра, <text:span text:style-name="T5">один</text:span> раз после 12 дня, <text:span text:style-name="T5">один</text:span> раз после 14 дня и <text:span text:style-name="T5">каждый</text:span> запуск в промежутке с 20:00 по 22:00.</text:p>
      <text:p text:style-name="P32">Daily P.00:15</text:p>
      <text:p text:style-name="Text_20_body">Сканируем базу <text:span text:style-name="T5">один</text:span> раз через каждые 15 минут. Эта запись <text:span text:style-name="T16">—</text:span> сокращённый вариант записи <text:span text:style-name="T29">Daily 00:00 00:15 00:30 00:45 01:00...</text:span> Первое событие при использовании данной формы записи всегда начинается в 00:00. Последнее событие <text:span text:style-name="T16">—</text:span> всегда в пределах 00:00-23:59. Например, при указании <text:span text:style-name="T29">P.00:54</text:span> первое событие будет в 00:00, второе <text:span text:style-name="T16">—</text:span> в 00:54, последнее <text:span text:style-name="T16">—</text:span> в 23:24.</text:p>
      <text:p text:style-name="P32">Weekly</text:p>
      <text:p text:style-name="Text_20_body">Если параметры опущены, то сканируем данную базу <text:span text:style-name="T5">один</text:span> раз каждую неделю (после 00:00 воскресенья).</text:p>
      <text:p text:style-name="P32">Weekly 1</text:p>
      <text:p text:style-name="Text_20_body">Сканируем базу <text:span text:style-name="T5">один</text:span> раз в понедельник.</text:p>
      <text:p text:style-name="P32">Weekly 2-3</text:p>
      <text:p text:style-name="Text_20_body">Сканируем базу при <text:span text:style-name="T5">каждом</text:span> запуске со вторника по среду включительно.</text:p>
      <text:p text:style-name="Text_20_body"><text:span text:style-name="T29">Weekly 1 3 5</text:span> </text:p>
      <text:p text:style-name="Text_20_body">Сканируем базу <text:span text:style-name="T5">один</text:span> раз в понедельник, <text:span text:style-name="T5">один</text:span> раз в среду и <text:span text:style-name="T5">один</text:span> раз в пятницу.</text:p>
      <text:p text:style-name="Text_20_body">Обратите внимание на то, когда база сканируется <text:span text:style-name="T5">один</text:span> раз (если указано только начало события) и когда при <text:span text:style-name="T5">каждом</text:span> запуске (если указан диапазон).</text:p>
      <text:p text:style-name="Text_20_body">Если в качестве базы указано <text:bookmark-start text:name="BeforeRoute"/><text:span text:style-name="T30">@BeforeRoute</text:span><text:bookmark-end text:name="BeforeRoute"/> или <text:bookmark-start text:name="AfterRoute"/><text:span text:style-name="T30">@AfterRoute</text:span><text:bookmark-end text:name="AfterRoute"/>, то данный '<text:span text:style-name="T30">ScanDir:</text:span>' будет срабатывать до или после выполнения команд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 в <text:s/>последующих '<text:span text:style-name="T30">ScanDir:</text:span>'. Использование модификаторов <text:span text:style-name="T29">Renumber</text:span>, <text:span text:style-name="T29">Unpack</text:span> и <text:span text:style-name="T29">Time</text:span> для '<text:span text:style-name="T30">ScanDir:</text:span>' данного типа невозможно. Также запрещено использование '<text:span text:style-name="Internet_20_link"><text:span text:style-name="T29"><text:reference-ref text:reference-format="text" text:ref-name="Action: Route">Action: Route</text:reference-ref></text:span></text:span>'.</text:p>
      <text:list xml:id="list213823226446238" text:continue-numbering="true" text:style-name="Outline">
        <text:list-item>
          <text:list>
            <text:list-item>
              <text:h text:style-name="P75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9">File</text:span>" существует, значит активна другая копия <text:span text:style-name="T1">RNtrack-а</text:span>. Параметр <text:span text:style-name="T29">Time</text:span> указывает время, в течение <text:soft-page-break/>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213822530151845" text:continue-numbering="true" text:style-name="Outline">
        <text:list-item>
          <text:list>
            <text:list-item>
              <text:h text:style-name="P76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9">Route</text:span>". Если использовать данное слово, то Via будет добавляться и при выполнении команд "<text:span text:style-name="Internet_20_link"><text:span text:style-name="T29"><text:bookmark-ref text:reference-format="text" text:ref-name="Copy">Copy</text:bookmark-ref></text:span></text:span>" (будет добавлено к копии), "<text:span text:style-name="Internet_20_link"><text:span text:style-name="T29"><text:bookmark-ref text:reference-format="text" text:ref-name="Move">Move</text:bookmark-ref></text:span></text:span>", "<text:span text:style-name="Internet_20_link"><text:span text:style-name="T29"><text:bookmark-ref text:reference-format="text" text:ref-name="AddNote">AddNote</text:bookmark-ref></text:span></text:span>", "<text:span text:style-name="Internet_20_link"><text:span text:style-name="T29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29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213821356325682" text:continue-numbering="true" text:style-name="Outline">
        <text:list-item>
          <text:list>
            <text:list-item>
              <text:h text:style-name="P76" text:outline-level="2"><text:bookmark-start text:name="ScriptFile"/><text:bookmark-start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9"><text:bookmark-ref text:reference-format="text" text:ref-name="ActionScript">Action: Script</text:bookmark-ref></text:span></text:span>.</text:p>
      <text:list xml:id="list213821812806442" text:continue-numbering="true" text:style-name="Outline">
        <text:list-item>
          <text:list>
            <text:list-item>
              <text:h text:style-name="P76" text:outline-level="2"><text:bookmark-start text:name="ScriptMask"/><text:bookmark-start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30">smask</text:span>" <text:span text:style-name="T16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213822703654907" text:continue-numbering="true" text:style-name="Outline">
        <text:list-item>
          <text:list>
            <text:list-item>
              <text:h text:style-name="P76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213823107587313" text:continue-numbering="true" text:style-name="Outline">
        <text:list-item>
          <text:list>
            <text:list-item>
              <text:h text:style-name="P76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80"><text:bookmark-ref text:reference-format="text" text:ref-name="__RefHeading__3044_61882448">Адресная маска "&amp;"</text:bookmark-ref></text:span>.</text:p>
      <text:list xml:id="list213821961227377" text:continue-numbering="true" text:style-name="Outline">
        <text:list-item>
          <text:list>
            <text:list-item>
              <text:h text:style-name="P76" text:outline-level="2"><text:bookmark-start text:name="__RefHeading__10215_813993393"/>SysopName: "Vladimir <text:span text:style-name="T55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30">@Sysop</text:span>. Кавычки обязательны. И вообще, везде, где <text:span text:style-name="T54">в этом руководстве </text:span>кавычки стоят, они обязательны.</text:p>
      <text:list xml:id="list213822584178026" text:continue-numbering="true" text:style-name="Outline">
        <text:list-item>
          <text:list>
            <text:list-item>
              <text:h text:style-name="P76" text:outline-level="2"><text:bookmark-start text:name="__RefHeading__10217_813993393"/><text:soft-page-break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30">@Tearline</text:span>. Если не указан, будет использоваться <text:span text:style-name="T21">"</text:span><text:span text:style-name="T30">--- Rntrack/XXX X.XX.</text:span><text:span text:style-name="T31">X</text:span><text:span text:style-name="T30">X</text:span><text:span text:style-name="T21">"</text:span>.</text:p>
      <text:list xml:id="list213822084713108" text:continue-numbering="true" text:style-name="Outline">
        <text:list-item>
          <text:list>
            <text:list-item>
              <text:h text:style-name="P76" text:outline-level="2"><text:bookmark-start text:name="TempMail"/><text:bookmark-start text:name="__RefHeading__10219_813993393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9">Unpack</text:span> (ключ <text:span text:style-name="T29">-u</text:span> в командной строке). Этот ключ может быть пропущен, если Вы не пользуетесь перепаковкой аутбаунда.</text:p>
      <text:list xml:id="list213822775161419" text:continue-numbering="true" text:style-name="Outline">
        <text:list-item>
          <text:list>
            <text:list-item>
              <text:h text:style-name="P76" text:outline-level="2"><text:bookmark-start text:name="TimeStampFile"/><text:bookmark-start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213822312279470" text:continue-numbering="true" text:style-name="Outline">
        <text:list-item>
          <text:list>
            <text:list-item>
              <text:h text:style-name="P76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213823034160671" text:continue-numbering="true" text:style-name="Outline">
        <text:list-item>
          <text:list>
            <text:list-item>
              <text:h text:style-name="P76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213822588344412" text:continue-numbering="true" text:style-name="Outline">
        <text:list-item>
          <text:list>
            <text:list-item>
              <text:h text:style-name="P76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56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213823226921345" text:continue-numbering="true" text:style-name="Outline">
        <text:list-item>
          <text:list>
            <text:list-item>
              <text:h text:style-name="P76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213822638180193" text:continue-numbering="true" text:style-name="Outline">
        <text:list-item>
          <text:list>
            <text:list-item>
              <text:h text:style-name="P76" text:outline-level="2"><text:bookmark-start text:name="__RefHeading__10231_813993393"/><text:soft-page-break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9">*.?lo</text:span> для приаттаченных файлов. Вы должны определить <text:span text:style-name="Internet_20_link"><text:span text:style-name="T29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213823367374452" text:continue-numbering="true" text:style-name="Outline">
        <text:list-item>
          <text:list>
            <text:list-item>
              <text:h text:style-name="P76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20">Via</text:span>. Отличия форматов в следующем.</text:p>
      <text:p text:style-name="Text_20_body">Без '<text:span text:style-name="T30">UseNewVia</text:span>' : </text:p>
      <text:p text:style-name="Text_20_body"><text:tab/><text:span text:style-name="T29">"Via 2:5030/9999 RNtrack </text:span><text:span text:style-name="T41">1</text:span><text:span text:style-name="T29">.06/W32 08 Oct 1999 03:03:59 UTC+0400"</text:span></text:p>
      <text:p text:style-name="Text_20_body">С использованием '<text:span text:style-name="T30">UseNewVia</text:span>' :</text:p>
      <text:p text:style-name="Text_20_body"><text:tab/>"<text:span text:style-name="T29">Via 2:5030/9999 @19991007.230359.UTC RNtrack </text:span><text:span text:style-name="T41">1</text:span><text:span text:style-name="T29">.06/W32</text:span>"</text:p>
      <text:p text:style-name="P40">Я настойчиво рекомендую использовать '<text:span text:style-name="T30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30"><text:bookmark-ref text:reference-format="text" text:ref-name="LoopStr">LoopStr:</text:bookmark-ref></text:span><text:span text:style-name="T1">', если, конечно, Вы ей пользуетесь.</text:span></text:p>
      <text:list xml:id="list213821586309942" text:continue-numbering="true" text:style-name="Outline">
        <text:list-item>
          <text:list>
            <text:list-item>
              <text:h text:style-name="P76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213821502458983" text:continue-numbering="true" text:style-name="Outline">
        <text:list-item>
          <text:list>
            <text:list-item>
              <text:h text:style-name="P75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P41">Конфигурационное слово UTC задаёт разницу (в часах) между местным временем в компьютере и UTC. Для московского времени эта величина <text:span text:style-name="T42">равна</text:span> +3. Используется в кладжах при выполнении команды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6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213822426409231" text:continue-numbering="true" text:style-name="Outline">
        <text:list-item>
          <text:h text:style-name="Heading_20_1" text:outline-level="1"><text:bookmark-start text:name="__RefHeading__10237_813993393"/>Параметры слова <text:span text:style-name="T20">Mask:</text:span><text:bookmark-end text:name="__RefHeading__10237_813993393"/></text:h>
        </text:list-item>
      </text:list>
      <text:p text:style-name="Text_20_body">Ключевое слово '<text:span text:style-name="T29">Mask:</text:span>' указывает маску, с которой будет сравниваться письмо. <text:soft-page-break/>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213822885361249" text:continue-numbering="true" text:style-name="Outline">
        <text:list-item>
          <text:list>
            <text:list-item>
              <text:h text:style-name="Heading_20_2" text:outline-level="2"><text:bookmark-start text:name="FromName"/><text:bookmark-start text:name="__RefHeading__14278_1391431384"/><text:span text:style-name="T21">FromName</text:span><text:bookmark-end text:name="FromName"/>, <text:span text:style-name="T21">ToName</text:span><text:bookmark-end text:name="__RefHeading__14278_1391431384"/></text:h>
            </text:list-item>
          </text:list>
        </text:list-item>
      </text:list>
      <text:p text:style-name="Text_20_body"><text:span text:style-name="T57">Эти поля маски сравниваются с т</text:span>екстовы<text:span text:style-name="T57">ми</text:span> поля<text:span text:style-name="T58">ми</text:span> из письма <text:span text:style-name="T57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49">'<text:span text:style-name="T20">*</text:span>' <text:span text:style-name="T16">—</text:span> любое число любых символов;<text:line-break/>'<text:span text:style-name="T20">?</text:span>' <text:span text:style-name="T16">—</text:span> любой символ;<text:line-break/>'<text:span text:style-name="T20">#</text:span>' <text:span text:style-name="T16">—</text:span> любая цифра;<text:line-break/>'<text:span text:style-name="T20">$</text:span>' <text:span text:style-name="T16">—</text:span> любой печатный символ (т.е. все символы "больше" пробела);<text:line-break/>'<text:span text:style-name="T20">[</text:span>' и '<text:span text:style-name="T20">]</text:span>' <text:span text:style-name="T16">—</text:span> только указанные символы;<text:line-break/>'<text:span text:style-name="T20">[!</text:span>' и '<text:span text:style-name="T20">]</text:span>' <text:span text:style-name="T16">—</text:span> только <text:span text:style-name="T5">не</text:span> указанные символы.</text:p>
      <text:p text:style-name="Text_20_body">Если первым символом стоит '<text:span text:style-name="T20">!</text:span>', то проверяется на несовпадение.</text:p>
      <text:p text:style-name="Text_20_body">Например:</text:p>
      <text:p text:style-name="P49">"<text:span text:style-name="T29">*Fix*</text:span>" <text:span text:style-name="T16">—</text:span> проверить на нахождение данной подстроки. Например, "<text:span text:style-name="T19">AreaFix</text:span>", "<text:span text:style-name="T30">FixIt</text:span>" и "<text:span text:style-name="T30">Somefixation</text:span>" подпадут под эту маску.</text:p>
      <text:p text:style-name="P49">"<text:span text:style-name="T29">*@*.[rs]u</text:span>" <text:span text:style-name="T16">—</text:span> "<text:span text:style-name="T30">eddie@ironmaiden.com</text:span>" и "<text:span text:style-name="T30">some@where.su</text:span>" подпадут под эту маску, а "<text:span text:style-name="T30">some@where.net</text:span>" — нет.</text:p>
      <text:p text:style-name="P49">"<text:span text:style-name="T29">!*.*</text:span>" — соответственно, "<text:span text:style-name="T30">aaa.bbb</text:span>" и "<text:span text:style-name="T30">c.c.c.c</text:span>" <text:span text:style-name="T5">не</text:span> подпадут под эту маску, а "<text:span text:style-name="T30">SomeText</text:span>" — подпадёт.</text:p>
      <text:p text:style-name="Text_20_body">Для того, чтобы использовать символы '<text:span text:style-name="T29">*</text:span>', '<text:span text:style-name="T29">?</text:span>', '<text:span text:style-name="T29">[</text:span>', '<text:span text:style-name="T29">]</text:span>', '<text:span text:style-name="T29">!</text:span>' в качестве просто символов, а не части маски, их надо предварить символом '<text:span text:style-name="T29">\</text:span>'.</text:p>
      <text:p text:style-name="Text_20_body">Например:</text:p>
      <text:p text:style-name="Text_20_body">"<text:span text:style-name="T29">\*.\*</text:span>" <text:span text:style-name="T16">—</text:span> под эту маску подпадёт только строка "<text:span text:style-name="T20">*.*</text:span>".</text:p>
      <text:list xml:id="list213822206722098" text:continue-numbering="true" text:style-name="Outline">
        <text:list-item>
          <text:list>
            <text:list-item>
              <text:h text:style-name="Heading_20_2" text:outline-level="2"><text:bookmark-start text:name="__RefHeading__14280_1391431384"/><text:span text:style-name="T21">FromAddr</text:span>, <text:span text:style-name="T21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58">или</text:span> маску (например, <text:span text:style-name="T29">2:*/*</text:span> или просто <text:span text:style-name="T29">*</text:span>), <text:span text:style-name="T58">или</text:span> <text:span text:style-name="T60">один из </text:span>символ<text:span text:style-name="T60">ов<text:tab/></text:span>:</text:p>
      <text:p text:style-name="P49">'<text:span text:style-name="T29">#</text:span>' <text:span text:style-name="T16">—</text:span> проверить на наличие в нодлисте;<text:line-break/>'<text:span text:style-name="T29">H</text:span>' <text:span text:style-name="T16">—</text:span> <text:span text:style-name="T58">у</text:span>зел есть в нодлисте и у него стоит флаг 'Hold';<text:line-break/>'<text:span text:style-name="T29">U</text:span>' <text:span text:style-name="T16">—</text:span> <text:span text:style-name="T58">у</text:span>зел есть в нодлисте и у него стоит флаг 'Hub';<text:line-break/>'<text:span text:style-name="T29">D</text:span>' <text:span text:style-name="T16">—</text:span> <text:span text:style-name="T58">у</text:span>зел есть в нодлисте и у него стоит флаг 'Down';<text:line-break/>'<text:span text:style-name="T29">P</text:span>' <text:span text:style-name="T16">—</text:span> <text:span text:style-name="T58">у</text:span>зел есть в нодлисте и у него стоит флаг 'Pvt';<text:line-break/>'<text:reference-mark-start text:name="@ - наш адрес"/><text:span text:style-name="T29">@</text:span><text:reference-mark-end text:name="@ - наш адрес"/>' <text:span text:style-name="T16">—</text:span> наш(и) адрес(а).</text:p>
      <text:p text:style-name="Text_20_body"><text:soft-page-break/><text:span text:style-name="T59">В адресе п</text:span>осле точки ещё может стоять символ '<text:span text:style-name="T29">&amp;</text:span>'. Например, "<text:span text:style-name="T29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29">#</text:span>" и "<text:span text:style-name="T29">&amp;</text:span>" читайте в главах <text:span text:style-name="Internet_20_link"><text:bookmark-ref text:reference-format="text" text:ref-name="__RefHeading__3042_61882448">Адресная маска "#"</text:bookmark-ref></text:span> <text:span text:style-name="T82">и </text:span><text:span text:style-name="T81"><text:bookmark-ref text:reference-format="text" text:ref-name="__RefHeading__3044_61882448">Адресная маска "&amp;"</text:bookmark-ref></text:span><text:span text:style-name="T82">.</text:span></text:p>
      <text:p text:style-name="Text_20_body">Перед адресом может стоять символ '<text:span text:style-name="T29">!</text:span>', что означает '<text:span text:style-name="T5">не</text:span>'. Например, <text:span text:style-name="T29">! 2:5030/9999</text:span> <text:span text:style-name="T16">—</text:span> адрес <text:span text:style-name="T5">не</text:span> должен совпадать с 2:5030/9999.</text:p>
      <text:list xml:id="list213822684501252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30">FromName</text:span> и <text:span text:style-name="T30">ToName</text:span><text:span text:style-name="T21"> </text:span><text:span text:style-name="T1">(см. </text:span><text:span text:style-name="Internet_20_link"><text:span text:style-name="T29"><text:bookmark-ref text:reference-format="text" text:ref-name="FromName">FromName</text:bookmark-ref></text:span></text:span><text:span text:style-name="T1">)</text:span>, работают и для этого поля.</text:p>
      <text:list xml:id="list213821391606563" text:continue-numbering="true" text:style-name="Outline">
        <text:list-item>
          <text:list>
            <text:list-item>
              <text:h text:style-name="Heading_20_2" text:outline-level="2"><text:bookmark-start text:name="Flags"/><text:bookmark-start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office:value-type="string">
            <text:p text:style-name="Text_20_body">Возможные значения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Attach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Проверить размер аттаче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A</text:span> <text:span text:style-name="T16">—</text:span> больше, чем указано в '<text:span text:style-name="Internet_20_link"><text:span text:style-name="T29"><text:bookmark-ref text:reference-format="text" text:ref-name="MaxAttachSize">MaxAttach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A</text:span> <text:span text:style-name="T16">—</text:span> меньше или равно, чем указано в '<text:span text:style-name="Internet_20_link"><text:span text:style-name="T29"><text:bookmark-ref text:reference-format="text" text:ref-name="MaxAttachSize">MaxAttachSize:</text:bookmark-ref></text:span></text:span>'.</text:p>
          </table:table-cell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office:value-type="string">
            <text:p text:style-name="Text_20_body">ARQ</text:p>
          </table:table-cell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office:value-type="string">
            <text:p text:style-name="Text_20_body">Crash</text:p>
          </table:table-cell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office:value-type="string">
            <text:p text:style-name="Text_20_body">Direct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mpty (пустое тело письма. Кладжи не учитываются.)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cho mail (письмо является эхомейлом)</text:p>
          </table:table-cell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office:value-type="string">
            <text:p text:style-name="Text_20_body">File Request</text:p>
          </table:table-cell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office:value-type="string">
            <text:p text:style-name="Text_20_body">Проверить возраст письма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g</text:span> <text:span text:style-name="T16">—</text:span> больше, чем указано в '<text:span text:style-name="T30"><text:bookmark-ref text:reference-format="text" text:ref-name="MaxAge">MaxAge:</text:bookmark-ref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g</text:span> <text:span text:style-name="T16">—</text:span> меньше или равно, чем указано в '<text:span text:style-name="T30"><text:bookmark-ref text:reference-format="text" text:ref-name="MaxAge">MaxAge:</text:bookmark-ref></text:span>'.</text:p>
          </table:table-cell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office:value-type="string">
            <text:p text:style-name="Text_20_body">Hold</text:p>
          </table:table-cell>
        </table:table-row>
        <text:soft-page-break/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office:value-type="string">
            <text:p text:style-name="Text_20_body">Forward/in transit</text:p>
          </table:table-cell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office:value-type="string">
            <text:p text:style-name="Text_20_body">Kill File Sent</text:p>
          </table:table-cell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office:value-type="string">
            <text:p text:style-name="Text_20_body">Kill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al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k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<text:span text:style-name="T1">i</text:span><text:span text:style-name="T3">m</text:span><text:span text:style-name="T1">mediate</text:span>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Проверить размер сообщени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M</text:span> <text:span text:style-name="T16">—</text:span> больше, чем указано в '<text:span text:style-name="Internet_20_link"><text:span text:style-name="T29"><text:bookmark-ref text:reference-format="text" text:ref-name="MaxMsgSize">MaxMsg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M</text:span> <text:span text:style-name="T16">—</text:span> меньше или равно, чем указано в '<text:span text:style-name="Internet_20_link"><text:span text:style-name="T29"><text:bookmark-ref text:reference-format="text" text:ref-name="MaxMsgSize">MaxMsgSize:</text:bookmark-ref></text:span></text:span>'</text:p>
          </table:table-cell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office:value-type="string">
            <text:p text:style-name="Text_20_body">CFM</text:p>
          </table:table-cell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office:value-type="string">
            <text:p text:style-name="Text_20_body">Orphan</text:p>
          </table:table-cell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office:value-type="string">
            <text:p text:style-name="Text_20_body">Private</text:p>
          </table:table-cell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office:value-type="string">
            <text:p text:style-name="Text_20_body">return receipt re<text:span text:style-name="T25">q</text:span>uest</text:p>
          </table:table-cell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office:value-type="string">
            <text:p text:style-name="Text_20_body">Received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Sent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Archive/Sent</text:p>
          </table:table-cell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office:value-type="string">
            <text:p text:style-name="Text_20_body">Truncate file sent</text:p>
          </table:table-cell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office:value-type="string">
            <text:p text:style-name="Text_20_body">Update Request</text:p>
          </table:table-cell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office:value-type="string">
            <text:p text:style-name="Text_20_body">Scanned (Только для эхо-баз в формате Squish)</text:p>
          </table:table-cell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office:value-type="string">
            <text:p text:style-name="Text_20_body">Attach Exists</text:p>
          </table:table-cell>
        </table:table-row>
        <table:table-row>
          <table:table-cell table:style-name="Таблица10.A1" office:value-type="string">
            <text:p text:style-name="Text_20_body">+x</text:p>
          </table:table-cell>
          <table:table-cell table:style-name="Таблица10.A1" office:value-type="string">
            <text:p text:style-name="Text_20_body">на письме стоит флаг '<text:span text:style-name="T29">a</text:span>' и все перечисленные в 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>-x</text:p>
          </table:table-cell>
          <table:table-cell table:style-name="Таблица10.A1" office:value-type="string">
            <text:p text:style-name="Text_20_body">на письме стоит флаг '<text:span text:style-name="T29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office:value-type="string">
            <text:p text:style-name="Text_20_body">return receipt</text:p>
          </table:table-cell>
        </table:table-row>
        <text:soft-page-break/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office:value-type="string">
            <text:p text:style-name="Text_20_body">Loop Count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Если перед флагом стоит знак '<text:span text:style-name="T29">+</text:span>', значит для того, чтобы письмо совпало с маской, этот флаг должен быть установлен; если стоит знак '<text:span text:style-name="T29">-</text:span>', то флаг должен быть сброшен. Особая ситуация с Loop. Флаг <text:span text:style-name="T29">+0</text:span> указывает, что ловится ситуация, когда письмо ещё ни разу не проходило через нашу станцию. Флаг <text:span text:style-name="T29">-0</text:span> ловит ситуацию, когда письмо проходило через нашу станцию хотя бы один раз. Флаг <text:span text:style-name="T29">+1</text:span><text:span text:style-name="T27">...</text:span><text:span text:style-name="T29">+9</text:span> ловит ситуацию, когда письмо проходило соответствующее число раз <text:span text:style-name="T5">или более</text:span>. Флаг <text:span text:style-name="T29">-1</text:span><text:span text:style-name="T27">...</text:span><text:span text:style-name="T29">-9</text:span> <text:span text:style-name="T16">—</text:span> когда письмо проходило <text:span text:style-name="T5">менее</text:span> этого числа раз <text:span text:style-name="T61">(имеется в виду число без знака)</text:span>. 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То есть <text:span text:style-name="T29">+0 == -1</text:span><text:span text:style-name="T20">,</text:span> <text:span text:style-name="T29">-0 == +1</text:span><text:span text:style-name="T20">.</text:span></text:p>
          </table:table-cell>
        </table:table-row>
      </table:table>
      <text:p text:style-name="Text_20_body">Примеры некоторых масок:</text:p>
      <text:p text:style-name="P32">Mask: * * * * * *</text:p>
      <text:p text:style-name="P49">Под такую маску подпадает <text:span text:style-name="T5">любое</text:span> письмо.</text:p>
      <text:p text:style-name="P32">Mask: * * "*Lenin*" * * *</text:p>
      <text:p text:style-name="P49">Под такую маску подпадают те письма, которые написаны на имя, в котором есть слово Lenin.</text:p>
      <text:p text:style-name="P32">Mask: * !# * !# * *</text:p>
      <text:p text:style-name="P49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49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text:line-break/>Mask: * 2:5020/381 * * * *<text:line-break/>Mask: * 2:5020/1381 * * * *</text:p>
      <text:p text:style-name="P49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9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text:line-break/>Aka: 7:1130/79 7:*/*.*<text:line-break/>Aka: 8:888/888 8:*/*.*<text:line-break/>[…]<text:line-break/>Mask * * * !@ * *</text:p>
      <text:p text:style-name="P49">Под такую маску подпадут все письма, которые написаны не на 2:5030/9999, <text:soft-page-break/>не на 7:1130/79 и не на 8:888/888.</text:p>
      <text:list xml:id="list213822789011223" text:continue-numbering="true" text:style-name="Outline">
        <text:list-item>
          <text:list>
            <text:list-item>
              <text:h text:style-name="Heading_20_2" text:outline-level="2"><text:bookmark-start text:name="__RefHeading__10239_813993393"/>Параметры слова '<text:span text:style-name="T21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P49"><text:span text:style-name="T29">ScriptMask: "smask"</text:span></text:p>
      <text:p text:style-name="Text_20_body">Здесь "<text:span text:style-name="T30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213822851709440" text:continue-numbering="true" text:style-name="Outline">
        <text:list-item>
          <text:h text:style-name="Heading_20_1" text:outline-level="1"><text:bookmark-start text:name="__RefHeading__10241_813993393"/>Параметры слова '<text:span text:style-name="T20">Action:</text:span>'<text:bookmark-end text:name="__RefHeading__10241_813993393"/></text:h>
        </text:list-item>
      </text:list>
      <text:p text:style-name="Text_20_body">Ключевое слово '<text:span text:style-name="T29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49">Добавить в начало тела письма указанный шаблон.</text:p>
      <text:p text:style-name="P32">Action: AddKludge "name" "value"</text:p>
      <text:p text:style-name="P49">Добавить кладж в письмо.</text:p>
      <text:p text:style-name="P32">Action: <text:bookmark-start text:name="Delete"/>Delete<text:bookmark-end text:name="Delete"/></text:p>
      <text:p text:style-name="P49">Удалить письмо. Письмо удаляется из базы, указанной в '<text:span text:style-name="T30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29">Action:</text:span>', относящимися к той же команде '<text:span text:style-name="T30">ScanDir:</text:span>' <text:span text:style-name="T74">и расположенными непосредственно вслед за данной командой '</text:span><text:span text:style-name="T39">Action:</text:span><text:span text:style-name="T74">'</text:span>.</text:p>
      <text:p text:style-name="P32">Action: <text:bookmark-start text:name="Move"/>Move<text:bookmark-end text:name="Move"/> "o:\new\dir"</text:p>
      <text:p text:style-name="P49">Переместить письмо в другую базу. После перемещения возможна обработка этого письма другими командами '<text:span text:style-name="T29">Action:</text:span>', относящимися к той же команде '<text:span text:style-name="T30">ScanDir:</text:span>'.</text:p>
      <text:p text:style-name="P32">Action: <text:bookmark-start text:name="Copy"/>Copy<text:bookmark-end text:name="Copy"/> "o:\new\dir"</text:p>
      <text:p text:style-name="P49">Скопировать письмо в другую базу.</text:p>
      <text:p text:style-name="P52"><text:soft-page-break/>Action: <text:bookmark-start text:name="Rewrite"/>Rewrite<text:bookmark-end text:name="Rewrite"/> * * * * * *</text:p>
      <text:p text:style-name="P49">Перезаписать письмо. <text:span text:style-name="T62">Смысл</text:span> полей, в которых в строчке выше стоят звёздочки, т<text:span text:style-name="T62">от</text:span> же, что и в <text:span text:style-name="Internet_20_link"><text:span text:style-name="T29"><text:bookmark-ref text:reference-format="text" text:ref-name="Mask">Mask:</text:bookmark-ref></text:span></text:span>. Символ '<text:span text:style-name="T29">*</text:span>' означает, что данное поле надо оставить без изменений. <text:span text:style-name="T62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29"><text:bookmark-ref text:reference-format="text" text:ref-name="ScanDir">ScanDir:</text:bookmark-ref></text:span></text:span>'. В поле <text:span text:style-name="T29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51">Проигнорировать письмо, <text:span text:style-name="T64">совпавшее с маской</text:span>. <text:span text:style-name="T63">Это означает, что это письмо будет исключено из действия последующих команд Action, относящихся к той же команде '</text:span><text:span text:style-name="T32">ScanDir:</text:span><text:span text:style-name="T63">'.</text:span></text:p>
      <text:p text:style-name="P32"><text:bookmark-start text:name="ActionDisplay"/>Action: Display<text:bookmark-end text:name="ActionDisplay"/> "Text"</text:p>
      <text:p text:style-name="P49">Вывести строку на экран и в журнал. В поле "<text:span text:style-name="T29">Text</text:span>" можно использовать макросы, используемые в шаблонах.</text:p>
      <text:p text:style-name="P32">Action: Flag "File"</text:p>
      <text:p text:style-name="P49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49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49">Создать новое письмо, используя шаблон. В поле Subject можно использовать макросы, используемые в шаблонах. "<text:span text:style-name="T30">tpl</text:span>" в этом слове указывает на шаблон, который будет использован при создании нового письма, а "<text:span text:style-name="T30">dir</text:span>" <text:span text:style-name="T16">—</text:span> это каталог, в котором это письмо будет создано. Остальные поля почти такие же, как в слове '<text:span text:style-name="Internet_20_link"><text:span text:style-name="T29"><text:bookmark-ref text:reference-format="text" text:ref-name="Mask">Mask:</text:bookmark-ref></text:span></text:span>' за исключением того, что здесь нельзя использовать символы '<text:span text:style-name="T29">&amp;</text:span>', '<text:span text:style-name="T29">!</text:span>' и '<text:span text:style-name="T29">#</text:span>', но есть три других символа <text:span text:style-name="T16">—</text:span> это '<text:span text:style-name="T29">$</text:span>', '<text:span text:style-name="T29">%</text:span>' и '<text:span text:style-name="T29">@</text:span>'. Символ '<text:span text:style-name="T29">%</text:span>' указывает, что в полях <text:span text:style-name="T29">From</text:span> или <text:span text:style-name="T29">To</text:span> надо использовать адрес или имя получателя, указанные в оригинальном письме. Символ '<text:span text:style-name="T29">$</text:span>' указывает, что надо использовать адрес или имя отправителя. Символ '<text:span text:style-name="T29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49">Создать файл <text:span text:style-name="T21">"</text:span><text:span text:style-name="T30">File</text:span><text:span text:style-name="T21">"</text:span><text:span text:style-name="T1"> и записать в него текст</text:span>, созданный из шаблон <text:span text:style-name="T21">"</text:span><text:span text:style-name="T30">tpl</text:span><text:span text:style-name="T21">"</text:span>.</text:p>
      <text:p text:style-name="P32">Action: AppendToFile "tpl" "File"</text:p>
      <text:p text:style-name="P49">Если файл <text:span text:style-name="T21">"</text:span><text:span text:style-name="T30">File</text:span><text:span text:style-name="T21">" </text:span>уже существует, то текст, созданный из шаблона <text:span text:style-name="T21">"</text:span><text:span text:style-name="T30">tpl</text:span><text:span text:style-name="T21">", </text:span>дописывается к концу этого файла, иначе <text:span text:style-name="T16">—</text:span><text:span text:style-name="T24"> а</text:span>налогично <text:span text:style-name="Internet_20_link"><text:span text:style-name="T29"><text:bookmark-ref text:reference-format="text" text:ref-name="WriteFile">WriteFile</text:bookmark-ref></text:span></text:span>.</text:p>
      <text:p text:style-name="P32">Action: Call "tpl" "File" "Prg"</text:p>
      <text:p text:style-name="P49"><text:soft-page-break/>Создать файл "<text:span text:style-name="T29">File</text:span>", используя шаблон "<text:span text:style-name="T30">tpl</text:span><text:span text:style-name="T1">" и затем</text:span> вызвать программу "<text:span text:style-name="T30">Prg</text:span>". После её завершения удалить созданный файл. Параметры "<text:span text:style-name="T30">tpl</text:span>" и "<text:span text:style-name="T29">File</text:span>" могут отсутствовать. В поле "<text:span text:style-name="T30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49">Отправить это письмо через соответствующий адрес. Mode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В качестве адреса могут быть использованы следующие символы: </text:p>
      <text:p text:style-name="P49"><text:span text:style-name="T29">%</text:span><text:span text:style-name="T20"> <text:s/></text:span><text:s/><text:span text:style-name="T16">—</text:span> отправить через самого получателя письма;</text:p>
      <text:p text:style-name="P49"><text:span text:style-name="T29">%.0</text:span> <text:span text:style-name="T16">—</text:span> отправить через босса получателя письма.</text:p>
      <text:p text:style-name="P49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49">Отправить это письмо через соответствующий адрес. <text:span text:style-name="T29">Mode</text:span>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В качестве адреса могут быть использованы следующие символы: </text:p>
      <text:p text:style-name="P49"><text:span text:style-name="T29">%</text:span><text:span text:style-name="T20"> <text:s/></text:span><text:s/><text:span text:style-name="T16">—</text:span> отправить через самого получателя письма;</text:p>
      <text:p text:style-name="P49"><text:span text:style-name="T29">%.0</text:span> <text:span text:style-name="T16">—</text:span> отправить через босса получателя письма.</text:p>
      <text:p text:style-name="P49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49">Отправить это письмо через хаб адреса назначения. <text:span text:style-name="T29">Mode</text:span>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Отправляет на хост получателя если хаб не найден.</text:p>
      <text:p text:style-name="P32">Action: Poll &lt;Mode&gt; Address</text:p>
      <text:p text:style-name="P49">Сгенерировать Poll на указанный адрес. Аргументы <text:span text:style-name="T29">Mode</text:span> и <text:span text:style-name="T29">Address</text:span> аналогичны <text:s/>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В качестве Poll-а создаётся соответствующий <text:span text:style-name="T29">?LO</text:span> файл нулевой длины. Если данный <text:span text:style-name="T29">?LO</text:span> файл уже существует, команда не выполняет никаких действий.</text:p>
      <text:p text:style-name="P32">Action: DeleteAttach</text:p>
      <text:p text:style-name="P49">Удаляет аттачи, то есть файлы, приложенные к письму. Само письмо не трогается. Если на письме нет флага <text:span text:style-name="T30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49"><text:soft-page-break/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20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30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49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30">FileAttach</text:span>, то данная команда игнорируется.</text:p>
      <text:p text:style-name="P32">Action: MoveAttachFilebox &lt;Mode&gt; Address</text:p>
      <text:p text:style-name="P49">Перемещает присоединённый(<text:span text:style-name="T1">е</text:span>) файл(<text:span text:style-name="T1">ы</text:span>) в файл-бокс для указанного адреса. Аргументы <text:span text:style-name="T29">Mode</text:span> и <text:span text:style-name="T29">Address</text:span> аналогичны 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30">FileAttach</text:span>, то данная команда игнорируется.</text:p>
      <text:p text:style-name="P32">Action: CopyAttach "Dir"</text:p>
      <text:p text:style-name="P49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30">FileAttach</text:span>, то данная команда игнорируется.</text:p>
      <text:p text:style-name="P32">Action: CopyAttachFilebox &lt;Mode&gt; Address</text:p>
      <text:p text:style-name="P49">Копирует присоединённый(<text:span text:style-name="T1">е</text:span>) файл(<text:span text:style-name="T1">ы</text:span>) в файл-бокс для указанного адреса. Аргументы <text:span text:style-name="T29">Mode</text:span> и <text:s/><text:span text:style-name="T29">Address</text:span> аналогичны 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30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49">Вызывает функцию "<text:span text:style-name="T21">Func</text:span>" из файла, определённого в переменной <text:span text:style-name="Internet_20_link"><text:span text:style-name="T29"><text:bookmark-ref text:reference-format="text" text:ref-name="ScriptFile">ScriptFile</text:bookmark-ref></text:span></text:span>.</text:p>
      <text:p text:style-name="P32">Action: Split &lt;Lines&gt;</text:p>
      <text:p text:style-name="P49">Разрезает указанное письмо на несколько, с количеством строк в теле письма не большим <text:span text:style-name="T29">Lines</text:span>. Само письмо после этой операции уничтожается. В начало каждого письма добавляется кладж "<text:span text:style-name="T30">^aSPLIT: By Rntrack. Part N of M</text:span>", где <text:span text:style-name="T29">N</text:span> <text:span text:style-name="T16">—</text:span> номер текущей части, а <text:span text:style-name="T29">M</text:span> <text:span text:style-name="T16">—</text:span> сколько всего частей получилось.</text:p>
      <text:p text:style-name="P32">Action: ToLowerPath</text:p>
      <text:p text:style-name="P49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<text:soft-page-break/>Action: ToUpperPath</text:p>
      <text:p text:style-name="P49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Action: Recode "Recode.tbl"</text:p>
      <text:p text:style-name="P49">Перекодирует письмо в соответствии с таблицей перекодировки в файле "<text:span text:style-name="T30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213823449030363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32">Action: Copy "o:\new\dir"</text:p>
      <text:p text:style-name="P32">Action: Delete</text:p>
      <text:p text:style-name="P49">Выполняет ту же операцию, что '<text:span text:style-name="T29">Action: Move "</text:span><text:span text:style-name="T30">o:\new\dir</text:span><text:span text:style-name="T29">"</text:span>'</text:p>
      <text:p text:style-name="P32">Action: Rewrite * * * * * -cdm</text:p>
      <text:p text:style-name="P49">Сбрасывает у письма атрибуты <text:span text:style-name="T29">Crash</text:span>, <text:span text:style-name="T29">Direct</text:span> и <text:span text:style-name="T29">Immediate</text:span>.</text:p>
      <text:p text:style-name="P32">Action: Route Direct 2:5020/1</text:p>
      <text:p text:style-name="P49">Отправляет письмо через узел 2:5020/1 с флавором <text:span text:style-name="T29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49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30">tpl\badfrom.tpl</text:span>", создаёт новое письмо в каталоге "<text:span text:style-name="T30">o:\netmail\bout</text:span>", написанное от имени "<text:span text:style-name="T29">Vladimir Lenin</text:span>" с адреса 2:5030/9999 на имя и адрес получателя оригинального письма с темой "<text:span text:style-name="T29">Bad source address</text:span>" и установленным флагом <text:span text:style-name="T29">Local</text:span>.</text:p>
      <text:list xml:id="list213821584826495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ext:soft-page-break/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6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ext:soft-page-break/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5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5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30">ScanDir:</text:span><text:span text:style-name="T29"> </text:span><text:span text:style-name="Internet_20_link"><text:span text:style-name="T29"><text:bookmark-ref text:reference-format="text" text:ref-name="AfterRoute">@AfterRoute</text:bookmark-ref></text:span></text:span><text:span text:style-name="T29">|</text:span><text:span text:style-name="Internet_20_link"><text:span text:style-name="T29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9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9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5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5">не</text:span> инвалидированным. Если в конфигурации не указан, то добавляется "<text:span text:style-name="T29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213822660352441" text:continue-numbering="true" text:style-name="Outline">
        <text:list-item>
          <text:h text:style-name="Heading_20_1" text:outline-level="1"><text:bookmark-start text:name="__RefHeading__10243_813993393"/>Префиксы "<text:span text:style-name="T20">*</text:span>" и "<text:span text:style-name="T20">+</text:span>" для масок<text:bookmark-end text:name="__RefHeading__10243_813993393"/></text:h>
        </text:list-item>
      </text:list>
      <text:p text:style-name="Text_20_body">Маски '<text:span text:style-name="Internet_20_link"><text:span text:style-name="T29"><text:bookmark-ref text:reference-format="text" text:ref-name="Mask">Mask:</text:bookmark-ref></text:span></text:span>', '<text:span text:style-name="Internet_20_link"><text:span text:style-name="T29"><text:bookmark-ref text:reference-format="text" text:ref-name="BodyMask">BodyMask:</text:bookmark-ref></text:span></text:span>', '<text:span text:style-name="Internet_20_link"><text:span text:style-name="T29"><text:bookmark-ref text:reference-format="text" text:ref-name="KludgeMask">KludgeMask:</text:bookmark-ref></text:span></text:span>' и '<text:span text:style-name="Internet_20_link"><text:span text:style-name="T29"><text:bookmark-ref text:reference-format="text" text:ref-name="ScriptMask">ScriptMask:</text:bookmark-ref></text:span></text:span>' могут быть с префиксом '<text:span text:style-name="T29">*</text:span>' или '<text:span text:style-name="T29">+</text:span>'. Например, '<text:span text:style-name="T29">*Mask:</text:span>' или '<text:span text:style-name="T30">+BodyMask:</text:span>'. Для чего они предназначены? </text:p>
      <text:p text:style-name="Text_20_body">Префикс '<text:span text:style-name="T20">+</text:span>' используется для объединения масок. Например, запись:</text:p>
      <text:p text:style-name="P50"><text:soft-page-break/>Mask: "a" * * * * *</text:p>
      <text:p text:style-name="P50">+Mask: * * "b" * * *</text:p>
      <text:p text:style-name="P50">+Mask: * * * 2:5030/9999.0 * *</text:p>
      <text:p text:style-name="Text_20_body">эквивалентна маске:</text:p>
      <text:p text:style-name="P50"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50">Mask: * * "*@*" 2:5020/400.0 * *</text:p>
      <text:p text:style-name="P50">+<text:span text:style-name="T1">BodyMask</text:span>: * * 4096</text:p>
      <text:p text:style-name="Text_20_body">С этой маской совпадут письма, имеющие в имени '<text:span text:style-name="T29">To:</text:span>' знак '<text:span text:style-name="T29">@</text:span>', адрес '<text:span text:style-name="T29">To:</text:span>' <text:span text:style-name="T16">—</text:span><text:span text:style-name="T24"> </text:span>2:5020/400 <text:span text:style-name="T5">и</text:span> размер письма больше 4 килобайт.</text:p>
      <text:p text:style-name="Text_20_body">Префикс '<text:span text:style-name="T29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50">Mask: * * * * * *</text:p>
      <text:p text:style-name="P50">Action: Display "Mask one"</text:p>
      <text:p text:style-name="P50">Mask: * * * * * *</text:p>
      <text:p text:style-name="P50">Action: Display "Mask two"</text:p>
      <text:p text:style-name="Text_20_body">При такой конфигурации мы никогда не увидим на экране строку "<text:span text:style-name="T29">Mask two</text:span>". Ибо первая маска будет перехватывать все письма. А вот если изменить конфигурационный файл так:</text:p>
      <text:p text:style-name="P50">*Mask: * * * * * *</text:p>
      <text:p text:style-name="P50">Action: Display "Mask one"</text:p>
      <text:p text:style-name="P50">Mask: * * * * * *</text:p>
      <text:p text:style-name="P50"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50">*Mask: ...</text:p>
      <text:p text:style-name="P50">+Mask: ...</text:p>
      <text:p text:style-name="P50"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213823344818873" text:continue-numbering="true" text:style-name="Outline">
        <text:list-item>
          <text:h text:style-name="Heading_20_1" text:outline-level="1"><text:bookmark-start text:name="__RefHeading__10245_813993393"/><text:soft-page-break/>Примеры использования '<text:span text:style-name="T20">Mask:</text:span>' и '<text:span text:style-name="T20">Action:</text:span>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50">*Mask: * * * * * *</text:p>
      <text:p text:style-name="P50">Action: Copy "c:\netmail\archive"</text:p>
      <text:p text:style-name="P50">*Mask: * * * * * +d</text:p>
      <text:p text:style-name="P50">Action: Rewrite * * * * * -d</text:p>
      <text:p text:style-name="P50">Mask: * * "*@*" 2:5020/400.0 * *</text:p>
      <text:p text:style-name="P50">+BodyMask: * * 4096</text:p>
      <text:p text:style-name="P50">Action: Rewrite * * * 2:5020/204.0 * *</text:p>
      <text:p text:style-name="P18">Удалить все письма, которые адресованы не мне и не моим пойнтам:</text:p>
      <text:p text:style-name="P50">Mask: * * * 2:5030/9999.0 * *</text:p>
      <text:p text:style-name="P50">Mask: * * * 2:5030/9999.1 * *</text:p>
      <text:p text:style-name="P50">Mask: * * * 2:5030/9999.3 * *</text:p>
      <text:p text:style-name="P50">Mask: * * * 2:5030/9999.5 * *</text:p>
      <text:p text:style-name="P50">Action: Ignore</text:p>
      <text:p text:style-name="P50">Mask: * * * * * *</text:p>
      <text:p text:style-name="P50">Action: Delete</text:p>
      <text:p text:style-name="Text_20_body">Роутить письма для <text:span text:style-name="T29">2:5030/9999.*</text:span> с 00:00 по 11:59 на <text:span text:style-name="T29">2:5020/238</text:span>, а с 12:00 по 23:59 <text:span text:style-name="T16">—</text:span> директом на <text:span text:style-name="T29">2:5030/9999.0</text:span>:</text:p>
      <text:p text:style-name="P50">Mask: * * * 2:5030/9999.* * *</text:p>
      <text:p text:style-name="P50">Action: Route Crash 2:5020/238 [Daily 00:00-11:59]</text:p>
      <text:p text:style-name="P50">Action: Route Crash 2:5030/9999 <text:s/>[Daily 12:00-23:59]</text:p>
      <text:p text:style-name="P50">Удалить все письма, у которых и отправитель и получатель отсутствуют в нодлисте:</text:p>
      <text:p text:style-name="P50">Mask: * !# * !# * *</text:p>
      <text:p text:style-name="P50">Action: Delete</text:p>
      <text:p text:style-name="Text_20_body">У всех писем, которые написаны на адрес <text:span text:style-name="T29">2:5030/9999.1</text:span>, или которые написаны на адрес <text:span text:style-name="T29">2:5030/9999.0</text:span> и в имени <text:span text:style-name="T29">To</text:span> которых присутствует "<text:span text:style-name="T29">Lenin</text:span>", "<text:span text:style-name="T29">Eddie</text:span>" или "<text:span text:style-name="T29">Moderator</text:span>" сбросить флаги <text:span text:style-name="T29">Crash</text:span>, <text:span text:style-name="T29">Direct</text:span>, <text:span text:style-name="T29">Immediate</text:span>, переадресовать на адрес <text:span text:style-name="T29">2:5030/9999</text:span> на имя "<text:span text:style-name="T29">Vladimir Lenin</text:span>" и положить в каталог <text:span text:style-name="T30">h:\netmail</text:span>.</text:p>
      <text:p text:style-name="P50">Mask: * * * 2:5030/9999.1 * *</text:p>
      <text:p text:style-name="P50">Mask: * * "*Lenin*" 2:5030/9999 * *</text:p>
      <text:p text:style-name="P50"><text:soft-page-break/>Mask: * * "*Eddie*" 2:5030/9999 * *</text:p>
      <text:p text:style-name="P50">Mask: * * "*Moderator*" 2:5030/9999 * *</text:p>
      <text:p text:style-name="P50">Action: Rewrite * * "Vladimir Lenin" 2:5030/9999 * -cdm</text:p>
      <text:p text:style-name="P50">Action: Move "h:\netmail"</text:p>
      <text:p text:style-name="Text_20_body">Отправить все письма для сети <text:span text:style-name="T29">2:5030</text:span> через <text:span text:style-name="T29">2:5030/251</text:span></text:p>
      <text:p text:style-name="P50">Mask: * * * 2:5030/*.* * *</text:p>
      <text:p text:style-name="P50">Action: Route Crash 2:5030/251</text:p>
      <text:p text:style-name="Text_20_body">Снять со всех писем флаг директ и отправить письма с узла <text:span text:style-name="T29">2:5020/1</text:span> на узел <text:span text:style-name="T29">2:5020/0</text:span></text:p>
      <text:p text:style-name="P50">*Mask: * * * * * +d</text:p>
      <text:p text:style-name="P50">Action: Rewrite * * * * * -d</text:p>
      <text:p text:style-name="P50">Mask: * 2:5020/1 * * * *</text:p>
      <text:p text:style-name="P50">Action: Route Direct 2:5020/0</text:p>
      <text:p text:style-name="Text_20_body">Отправить письма для всех пойнтов узла <text:span text:style-name="T29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50">Mask <text:s/>* * * 2:5030/9999.0 * *</text:p>
      <text:p text:style-name="P50">Action: Ignore</text:p>
      <text:p text:style-name="P50">Mask: * * * 2:5030/9999.* * *</text:p>
      <text:p text:style-name="P50">Action: Route Direct %</text:p>
      <text:p text:style-name="Text_20_body">Отправить все письма для <text:span text:style-name="T29">2:5020/50.*, /78.*, /204.* и /1301.*</text:span> на соответствующие <text:span text:style-name="T5">узлы</text:span>. (Так называемый "Босс-роутинг").</text:p>
      <text:p text:style-name="P50">Mask * * * 2:5020/50.* * *</text:p>
      <text:p text:style-name="P50">Mask * * * 2:5020/78.* * *</text:p>
      <text:p text:style-name="P50">Mask * * * 2:5020/204.* * *</text:p>
      <text:p text:style-name="P50">Mask * * * 2:5020/1301.* * *</text:p>
      <text:p text:style-name="P50">Action: Route Direct %.0</text:p>
      <text:p text:style-name="Text_20_body">Отправить весь подхабник <text:span text:style-name="T29">2:5020/50</text:span> на <text:span text:style-name="T29">2:5020/50</text:span>, подхостник <text:span text:style-name="T29">2:5020/0</text:span> на <text:span text:style-name="T29">2:5020/1381</text:span>, письма на <text:span text:style-name="T29">2:5030/9999.0</text:span> не трогать, а весь подхабник <text:span text:style-name="T29">2:5030/9999</text:span> и его пойнтов отослать на них директом.</text:p>
      <text:p text:style-name="P50">Mask * * * 2:5020/50.&amp; * *</text:p>
      <text:p text:style-name="P50">Action: Route Direct 2:5020/50</text:p>
      <text:p text:style-name="P50">Mask * * * 2:5020/0.&amp; * *</text:p>
      <text:p text:style-name="P50">Action: Route Direct 2:5020/1381</text:p>
      <text:p text:style-name="P50"><text:soft-page-break/>Mask * * * 2:5030/9999.0 * *</text:p>
      <text:p text:style-name="P50">Action: Ignore</text:p>
      <text:p text:style-name="P50">Mask * * * 2:5030/9999.&amp; * *</text:p>
      <text:p text:style-name="P50">Action: Route Direct %</text:p>
      <text:p text:style-name="Text_20_body">Отправить весь регион <text:span text:style-name="T29">2:50</text:span> на <text:span text:style-name="T29">2:5020/204</text:span>, весь регион <text:span text:style-name="T29">2:46</text:span> на <text:span text:style-name="T29">2:46/0</text:span>, а все остальное <text:span text:style-name="T16">—</text:span> на <text:span text:style-name="T29">2:5020/278</text:span>.</text:p>
      <text:p text:style-name="P50">Mask * * * 2:50/0.&amp; * *</text:p>
      <text:p text:style-name="P50">Action: Route Direct 2:5020/204</text:p>
      <text:p text:style-name="P50">Mask * * * 2:46/0.&amp; * *</text:p>
      <text:p text:style-name="P50">Action: Route Direct 2:46/0</text:p>
      <text:p text:style-name="P50">Mask * * * * * *</text:p>
      <text:p text:style-name="P50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50">ScanDir: "o:\netmail\loops" Daily 01:00</text:p>
      <text:p text:style-name="P50">Mask: * * * * * *</text:p>
      <text:p text:style-name="P50">Action: Move "O:\netmail\out"</text:p>
      <text:p text:style-name="P50">...</text:p>
      <text:p text:style-name="P50">ScanDir: "o:\netmail"</text:p>
      <text:p text:style-name="P50">Mask: * * * * * +7</text:p>
      <text:p text:style-name="P50">Action: NewMsg "tpl\Loop.tpl" "o:\netmail\out" "Vladimir Lenin" @ "$" $ "Loop detected" +l</text:p>
      <text:p text:style-name="P50">Action: Delete</text:p>
      <text:p text:style-name="P50">Mask: * * * * * +1</text:p>
      <text:p text:style-name="P50">Action: Move "o:\netmail\loops"</text:p>
      <text:p text:style-name="P50">...</text:p>
      <text:p text:style-name="P50">Mask: * * * * * *</text:p>
      <text:p text:style-name="P50">Action: Move "o:\netmail\out"</text:p>
      <text:p text:style-name="P19">Пример обработки флага +b (ARQ)</text:p>
      <text:p text:style-name="P50">ScanDir: @AfterRoute</text:p>
      <text:p text:style-name="P50">Mask: * * * * * +b</text:p>
      <text:p text:style-name="P50">Action: NewMsg "Audit.tpl" "o:\netmail" "RNtrack" 2:5030/9999 <text:soft-page-break/>$ $ "Audit request receipt" +l</text:p>
      <text:p text:style-name="P50">ScanDir: "o:\netmail"</text:p>
      <text:p text:style-name="P50">Mask: * * * * * *</text:p>
      <text:p text:style-name="P50">Action: Route Crash 2:5030/9999</text:p>
      <text:list xml:id="list213821935582036" text:continue-numbering="true" text:style-name="Outline">
        <text:list-item>
          <text:h text:style-name="Heading_20_1" text:outline-level="1"><text:bookmark-start text:name="__RefHeading__10247_813993393"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9"><text:bookmark-ref text:reference-format="text" text:ref-name="Move">Move</text:bookmark-ref></text:span></text:span><text:span text:style-name="T29">, </text:span><text:span text:style-name="Internet_20_link"><text:span text:style-name="T29"><text:bookmark-ref text:reference-format="text" text:ref-name="Copy">Copy</text:bookmark-ref></text:span></text:span><text:span text:style-name="T29">, </text:span><text:span text:style-name="Internet_20_link"><text:span text:style-name="T29"><text:bookmark-ref text:reference-format="text" text:ref-name="Rewrite">Rewrite</text:bookmark-ref></text:span></text:span><text:span text:style-name="T29">, </text:span><text:span text:style-name="Internet_20_link"><text:span text:style-name="T29"><text:bookmark-ref text:reference-format="text" text:ref-name="ChangePath">ChangePath</text:bookmark-ref></text:span></text:span><text:span text:style-name="T29">, </text:span><text:span text:style-name="Internet_20_link"><text:span text:style-name="T29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P42">Ещё одна особенность, при выполнении команды <text:span text:style-name="Internet_20_link"><text:span text:style-name="T29"><text:bookmark-ref text:reference-format="text" text:ref-name="Delete">Delete</text:bookmark-ref></text:span></text:span> письмо сразу удаляется <text:span text:style-name="T65">из базы</text:span>, но при этом оно остаётся в памяти. Поэтому последовательность команд <text:span text:style-name="Internet_20_link"><text:span text:style-name="T29"><text:bookmark-ref text:reference-format="text" text:ref-name="Copy">Copy</text:bookmark-ref></text:span></text:span><text:span text:style-name="T29"> </text:span><text:span text:style-name="Internet_20_link"><text:span text:style-name="T29"><text:bookmark-ref text:reference-format="text" text:ref-name="Delete">Delete</text:bookmark-ref></text:span></text:span> и <text:span text:style-name="Internet_20_link"><text:span text:style-name="T29"><text:bookmark-ref text:reference-format="text" text:ref-name="Delete">Delete</text:bookmark-ref></text:span></text:span><text:span text:style-name="T29"> </text:span><text:span text:style-name="Internet_20_link"><text:span text:style-name="T29"><text:bookmark-ref text:reference-format="text" text:ref-name="Copy">Copy</text:bookmark-ref></text:span></text:span> сделают одно и то же <text:span text:style-name="T16">—</text:span> <text:span text:style-name="Internet_20_link"><text:span text:style-name="T29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9">+s</text:span> после отправки (флаг <text:span text:style-name="T29">Sent</text:span>), или чтобы письма с атрибутом <text:span text:style-name="T30">KillSent</text:span> удалялись, то вы должны сами об этом позаботиться.</text:p>
      <text:list xml:id="list213822112607036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93709550" text:style-name="L2">
        <text:list-item>
          <text:p text:style-name="P60">Squish</text:p>
        </text:list-item>
        <text:list-item>
          <text:p text:style-name="P60">*.PKT</text:p>
        </text:list-item>
        <text:list-item>
          <text:p text:style-name="P60">*.MSG</text:p>
        </text:list-item>
        <text:list-item>
          <text:p text:style-name="P60">JAM</text:p>
        </text:list-item>
      </text:list>
      <text:list xml:id="list213822073698638" text:continue-list="list213822112607036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9">$</text:span><text:span text:style-name="T30">BaseName</text:span>"</text:p>
      <text:p text:style-name="Text_20_body">Первым символом в имени должен идти '<text:span text:style-name="T29">$</text:span>'. В качестве имени базы указывается только имя файла, без расширения. </text:p>
      <text:p text:style-name="Text_20_body"><text:soft-page-break/>Примеры:</text:p>
      <text:p text:style-name="P50">ScanDir: "$p:\mymail"</text:p>
      <text:p text:style-name="P50">Action: Move "$p:\outmail"</text:p>
      <text:p text:style-name="Text_20_body">Ограничения:</text:p>
      <text:list xml:id="list3293694133" text:style-name="L3">
        <text:list-item>
          <text:p text:style-name="P61">Не может использоваться в качестве базы для <text:span text:style-name="T1">BadMail</text:span>.</text:p>
        </text:list-item>
        <text:list-item>
          <text:p text:style-name="P61">Операция Renumber не выполняет никаких действий.</text:p>
        </text:list-item>
      </text:list>
      <text:list xml:id="list213823165961935" text:continue-list="list213822073698638" text:style-name="Outline">
        <text:list-item>
          <text:list>
            <text:list-item>
              <text:h text:style-name="P75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30">#[#]Directory[\File][!FtnAddressMask]</text:span>"</text:p>
      <text:p text:style-name="Text_20_body">Первым символом в имени должен идти '<text:span text:style-name="T29">#</text:span>'. В качестве имени базы может указываться как каталог (тогда будут просматриваться все файлы, совпадающие с маской <text:span text:style-name="T29">*.pkt</text:span>), так и имя конкретного файла. Если в имени базы указан второй знак '<text:span text:style-name="T29">#</text:span>', то пароли проверяться не будут, иначе при открытии каждого <text:span text:style-name="T29">*.pkt</text:span> проверяется совпадение пароля <text:span text:style-name="T66">пакета</text:span> с указанным в команде '<text:span text:style-name="Internet_20_link"><text:span text:style-name="T29"><text:bookmark-ref text:reference-format="text" text:ref-name="Password">Password:</text:bookmark-ref></text:span></text:span>'. Дополнительно можно указать FTN маску (через символ '<text:span text:style-name="T29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9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50">ScanDir: "##o:\inbound"</text:p>
      <text:p text:style-name="P50">ScanDir: "#o:\inbound!2:5030/9999"</text:p>
      <text:p text:style-name="P50">ScanDir: "#o:\inbound\139c004f.pkt!2:5030/9999"</text:p>
      <text:p text:style-name="Text_20_body">Ограничения:</text:p>
      <text:list xml:id="list151099824" text:style-name="L4">
        <text:list-item>
          <text:p text:style-name="P62">Не может использоваться в качестве базы для <text:span text:style-name="T1">BadMail</text:span>.</text:p>
        </text:list-item>
        <text:list-item>
          <text:p text:style-name="P62">Операция Renumber не выполняет никаких действий.</text:p>
        </text:list-item>
        <text:list-item>
          <text:p text:style-name="P62">Эта база поддерживает только операции чтения письма и удаления письма. То есть <text:span text:style-name="T5">любые</text:span> операции, которые изменяют содержимое письма, запрещены.</text:p>
        </text:list-item>
      </text:list>
      <text:list xml:id="list213823177671727" text:continue-list="list213823165961935" text:style-name="Outline">
        <text:list-item>
          <text:list>
            <text:list-item>
              <text:h text:style-name="P75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29">Directory</text:span>"</text:p>
      <text:p text:style-name="Text_20_body">Указывается каталог, в котором лежат письма. Имя каталога должно быть без завершающего "<text:span text:style-name="T20">\</text:span>" за исключением ситуации, когда указывается корневой каталог.</text:p>
      <text:p text:style-name="Text_20_body">Примеры:</text:p>
      <text:p text:style-name="P50">ScanDir: "o:\netmail"</text:p>
      <text:p text:style-name="P50"><text:soft-page-break/>Action: Move "o:\netmail\out"</text:p>
      <text:p text:style-name="Text_20_body">Ограничения:</text:p>
      <text:list xml:id="list1800590492" text:style-name="L5">
        <text:list-item>
          <text:p text:style-name="P63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213823392825787" text:continue-list="list213823177671727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30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50">ScanDir: "@p:\mymail"</text:p>
      <text:p text:style-name="P50">Action: Move "@p:\outmail"</text:p>
      <text:p text:style-name="Text_20_body">Ограничения:</text:p>
      <text:list xml:id="list2780872324" text:style-name="L6">
        <text:list-item>
          <text:p text:style-name="P64">Не может использоваться в качестве базы для <text:span text:style-name="T1">BadMail</text:span>.</text:p>
        </text:list-item>
        <text:list-item>
          <text:p text:style-name="P64">Операция Renumber не выполняет никаких действий.</text:p>
        </text:list-item>
      </text:list>
      <text:list xml:id="list213821862672564" text:continue-list="list213823392825787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9">#</text:span>" и "<text:span text:style-name="T29">&amp;</text:span>". Сравнение происходит немного по-разному при использовании конфигурационных слов "<text:span text:style-name="Internet_20_link"><text:span text:style-name="T29"><text:bookmark-ref text:reference-format="text" text:ref-name="__RefHeading__10213_813993393">SoftCheckInNodelists</text:bookmark-ref></text:span></text:span>" и "<text:span text:style-name="Internet_20_link"><text:span text:style-name="T29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80"><text:bookmark-ref text:reference-format="text" text:ref-name="__RefHeading__3044_61882448">Адресная маска "&amp;"</text:bookmark-ref></text:span>.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6">—</text:span> явно указывать зону в команде "<text:span text:style-name="Internet_20_link"><text:span text:style-name="T29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67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<text:soft-page-break/>конфигурационное слово "<text:span text:style-name="Internet_20_link"><text:span text:style-name="T29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4131437792" text:style-name="L7">
        <text:list-item>
          <text:p text:style-name="P65">Узел считается существующим, если он есть хотя бы в одном нодлисте.</text:p>
        </text:list-item>
        <text:list-item>
          <text:p text:style-name="P65">Если в одном нодлисте узел хаб, а в другом нет, то считается, что он хаб.</text:p>
        </text:list-item>
      </text:list>
      <text:list xml:id="list213822485512300" text:continue-list="list213821862672564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9">#</text:span>" используется в слове "<text:span text:style-name="Internet_20_link"><text:span text:style-name="T29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9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9">"#" + "</text:span><text:span text:style-name="Internet_20_link"><text:span text:style-name="T29"><text:bookmark-ref text:reference-format="text" text:ref-name="__RefHeading__10213_813993393">SoftCheckInNodelists</text:bookmark-ref></text:span></text:span><text:span text:style-name="T29">"</text:span> <text:span text:style-name="T16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9">"#" + "</text:span><text:span text:style-name="Internet_20_link"><text:span text:style-name="T29"><text:bookmark-ref text:reference-format="text" text:ref-name="__RefHeading__10213_813993393">SoftCheckInNodelists</text:bookmark-ref></text:span></text:span><text:span text:style-name="T29">"</text:span>, то наличие узла в Вашей сети будет проверяться жёстко, а узлы во всех остальных сетях проверяться не будут <text:span text:style-name="T16">—</text:span> считаем, что они существуют. </text:p>
      <text:p text:style-name="Text_20_body">"<text:span text:style-name="Internet_20_link"><text:span text:style-name="T29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213823027434326" text:continue-numbering="true" text:style-name="Outline">
        <text:list-item>
          <text:list>
            <text:list-item>
              <text:h text:style-name="Heading_20_2" text:outline-level="2"><text:bookmark-start text:name="__RefHeading__3044_61882448"/><text:soft-page-break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9">&amp;</text:span>" используется в слове "<text:span text:style-name="Internet_20_link"><text:span text:style-name="T29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6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29">2:5020/0.*</text:span>", "<text:span text:style-name="T29">2:5020/*</text:span>" и "<text:span text:style-name="T29">2:5020/0.&amp;</text:span>". Первая маска означает "Все пойнты узла 2:5020/0". Вторая маска <text:span text:style-name="T16">—</text:span> "Все узлы сети 5020". Третья <text:span text:style-name="T16">—</text:span> "Все узлы, находящиеся в подхостнике". В случае с регионом <text:span text:style-name="T27">2:50</text:span> и масками "<text:span text:style-name="T29">2:50/0.*</text:span>", "<text:span text:style-name="T29">2:50/*</text:span>", "<text:span text:style-name="T29">2:50/0.&amp;</text:span>" расшифровка такая: первая маска <text:span text:style-name="T16">—</text:span> "все пойнты узла <text:span text:style-name="T27">2:50/0</text:span>", вторая маска <text:span text:style-name="T16">—</text:span> "все независимые узлы в 50 регионе", третья маска <text:span text:style-name="T16">—</text:span> "все узлы в 50 регионе". Учтите, что под адресную маску "<text:span text:style-name="T29">&amp;</text:span>" не подпадают узлы отсутствующие в нодлисте. То есть, если узла "<text:span text:style-name="T27">2:5020/1079</text:span>" нет в нодлисте, то он не совпадёт с маской "<text:span text:style-name="T29">2:50/0.&amp;</text:span>".</text:p>
      <text:p text:style-name="Text_20_body">Конфигурационное слово "<text:span text:style-name="Internet_20_link"><text:span text:style-name="T29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9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9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9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9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213821430085562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9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14">-v</text:span>.</text:p>
      <text:p text:style-name="Text_20_body">Ниже приведены константы, переменные и функции, определённые в скриптах. Здесь <text:s/><text:span text:style-name="T29">%FMSG</text:span> <text:span text:style-name="T16">—</text:span> хэш, содержащий текущее сообщение.</text:p>
      <text:list xml:id="list213822334090176" text:continue-numbering="true" text:style-name="Outline">
        <text:list-item>
          <text:list>
            <text:list-item>
              <text:h text:style-name="Heading_20_2" text:outline-level="2"><text:bookmark-start text:name="__RefHeading__14290_1391431384"/><text:soft-page-break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30">%FKludges</text:span> <text:span text:style-name="T16">—</text:span> кладжи текущего сообщения. Значение каждого ключа этого хэша <text:span text:style-name="T16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5">Внимание!</text:span> Вы должны использовать все спецсимволы в имени кладжа (<text:span text:style-name="T29">0x01</text:span>, "<text:span text:style-name="T29">:</text:span>" и т.д.).</text:p>
      <text:list xml:id="list213823435839385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ext:soft-page-break/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213821645891584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2138229207902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9">%FMSG</text:span>:</text:p>
      <text:p text:style-name="Text_20_body"><text:span text:style-name="T30">FromName, FromAddr, ToName, ToAddr, Subject, Body, AreaName, Cost, TimesRead, ReplyTo, NextReply</text:span>.</text:p>
      <text:p text:style-name="Text_20_body"><text:span text:style-name="T30">Lines</text:span><text:span text:style-name="T29">, </text:span><text:span text:style-name="T30">InetFromAddr</text:span><text:span text:style-name="T29">, </text:span><text:span text:style-name="T30">InetToAddr</text:span> не требуют изменения, поскольку их значение автоматически переопределяются при изменении <text:span text:style-name="T29">Body, </text:span><text:span text:style-name="T30">FromAddr</text:span> и <text:span text:style-name="T30">ToAddr</text:span>.</text:p>
      <text:p text:style-name="Text_20_body"><text:span text:style-name="T5">Внимание!</text:span> Изменённые данные становятся доступными только для следующих директив <text:span text:style-name="T29">Action</text:span>. По этой причине для изменения файла после '<text:span text:style-name="Internet_20_link"><text:span text:style-name="T29"><text:bookmark-ref text:reference-format="text" text:ref-name="ActionScript">Action: Script</text:bookmark-ref></text:span></text:span>' добавляется '<text:span text:style-name="T29">Action: </text:span><text:span text:style-name="Internet_20_link"><text:span text:style-name="T29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<text:soft-page-break/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213823062545912" text:continue-numbering="true" text:style-name="Outline">
        <text:list-item>
          <text:list>
            <text:list-item>
              <text:list>
                <text:list-item>
                  <text:h text:style-name="P78" text:outline-level="3"><text:bookmark-start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213822069493679" text:continue-numbering="true" text:style-name="Outline">
        <text:list-item>
          <text:list>
            <text:list-item>
              <text:list>
                <text:list-item>
                  <text:h text:style-name="P79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213821478869969" text:continue-numbering="true" text:style-name="Outline">
        <text:list-item>
          <text:list>
            <text:list-item>
              <text:list>
                <text:list-item>
                  <text:h text:style-name="P78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43"><text:span text:style-name="T30">NewMsg($MsgBase,$FromName,$FromAddr,$ToName,$ToAddr,$Subject,$Flags</text:span><text:span text:style-name="T33">,$Kludges</text:span><text:span text:style-name="T30">,$Body)</text:span> <text:span text:style-name="T16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30">msgs</text:span>' от <text:span text:style-name="T29">Alex@2:5030/1666</text:span> к <text:span text:style-name="T29">User@2:5030/1157.1</text:span><text:span text:style-name="T20"> </text:span>с темой '<text:span text:style-name="T30">msg test</text:span>' и телом '<text:span text:style-name="T29">It is My test</text:span>'. Установка любых флагов и кладжей сейчас не поддерживается, так что значения аргументов <text:span text:style-name="T29">$Flags</text:span> и <text:span text:style-name="T29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213823074689993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, <text:span text:style-name="T68">когда у них будет свободное время</text:span>.</text:p>
      <text:list xml:id="list213822491928264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ext:soft-page-break/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213821764915372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2022765692" text:style-name="L8">
        <text:list-item>
          <text:p text:style-name="P66">публикуйте в эхо-конференции RU.FTRACK <text:s text:c="86"/></text:p>
        </text:list-item>
        <text:list-item>
          <text:p text:style-name="P66">публикуйте в баг-трекере на сайте <text:a xlink:type="simple" xlink:href="http://sourceforge.net/projects/ftrack-as" text:style-name="Internet_20_link" text:visited-style-name="Visited_20_Internet_20_Link"><text:span text:style-name="T30">http://sourceforge.net/projects/ftrack-as</text:span></text:a> <text:s text:c="51"/></text:p>
        </text:list-item>
        <text:list-item>
          <text:p text:style-name="P66">отправляйте разработчикам личной почтой. <text:s text:c="83"/></text:p>
        </text:list-item>
      </text:list>
      <text:p text:style-name="Text_20_body">Разработчики:</text:p>
      <text:list xml:id="list1386065908" text:style-name="L9">
        <text:list-item>
          <text:p text:style-name="P67">с 2003 по 2006 г. - Alex <text:span text:style-name="T1">Soukhotine</text:span></text:p>
        </text:list-item>
      </text:list>
      <text:p text:style-name="P49">2:5030/1157@fidonet (ph0enix@users.sourceforge.net) <text:s text:c="72"/></text:p>
      <text:list xml:id="list2831240667" text:style-name="L10">
        <text:list-item>
          <text:p text:style-name="P68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49">2:5080/102@fidonet (<text:span text:style-name="T1">stas_degteff@users.sourceforge.net</text:span>) <text:s text:c="68"/></text:p>
      <text:list xml:id="list2750169141" text:style-name="L11">
        <text:list-item>
          <text:p text:style-name="P69">с 2009 г. по настоящее время Michael <text:span text:style-name="T1">Dukelsky</text:span></text:p>
        </text:list-item>
      </text:list>
      <text:p text:style-name="P49">2:5020/1042@fidonet (<text:span text:style-name="T1">dukelsky@users.sourceforge.net</text:span>)</text:p>
      <text:p text:style-name="Text_20_body">Сайт проекта:</text:p>
      <text:p text:style-name="P49"><text:soft-page-break/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6</text:page-number> из <text:page-count>46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</meta:creation-date>
    <dc:date>2020-01-28T21:38:21.213267106</dc:date>
    <meta:editing-duration>P3DT2H13M37S</meta:editing-duration>
    <meta:editing-cycles>141</meta:editing-cycles>
    <meta:generator>LibreOffice/5.3.6.1$Linux_X86_64 LibreOffice_project/30$Build-1</meta:generator>
    <meta:print-date>2011-01-06T12:17:03.84</meta:print-date>
    <dc:title>Руководство пользователя RNtrack 1.XX</dc:title>
    <meta:document-statistic meta:table-count="18" meta:image-count="0" meta:object-count="0" meta:page-count="46" meta:paragraph-count="1019" meta:word-count="9131" meta:character-count="63960" meta:non-whitespace-character-count="55181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